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25M53.455S">
            <text:p>11:25:53.46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25M53.49S">
            <text:p>11:25:53.49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25M53.508S">
            <text:p>11:25:53.5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25M53.521S">
            <text:p>11:25:53.52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25M53.541S">
            <text:p>11:25:53.5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25M53.573S">
            <text:p>11:25:53.5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25M53.558S">
            <text:p>11:25:53.56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25M53.592S">
            <text:p>11:25:53.5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25M53.61S">
            <text:p>11:25:53.6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25M53.625S">
            <text:p>11:25:53.63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25M53.644S">
            <text:p>11:25:53.64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25M53.664S">
            <text:p>11:25:53.6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25M53.676S">
            <text:p>11:25:53.68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25M53.698S">
            <text:p>11:25:53.70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25M53.716S">
            <text:p>11:25:53.72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25M53.729S">
            <text:p>11:25:53.73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25M53.748S">
            <text:p>11:25:53.75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25M53.767S">
            <text:p>11:25:53.77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25M53.781S">
            <text:p>11:25:53.7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25M53.513S">
            <text:p>11:25:53.51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25M53.799S">
            <text:p>11:25:53.80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25M53.459S">
            <text:p>11:25:53.46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25M53.495S">
            <text:p>11:25:53.50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25M53.82S">
            <text:p>11:25:53.8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25M53.833S">
            <text:p>11:25:53.83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25M53.567S">
            <text:p>11:25:53.57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25M53.851S">
            <text:p>11:25:53.85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25M53.584S">
            <text:p>11:25:53.58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25M53.873S">
            <text:p>11:25:53.87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25M53.891S">
            <text:p>11:25:53.89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25M53.532S">
            <text:p>11:25:53.53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25M53.923S">
            <text:p>11:25:53.9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25M53.901S">
            <text:p>11:25:53.9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25M53.952S">
            <text:p>11:25:53.95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25M53.944S">
            <text:p>11:25:53.94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25M53.615S">
            <text:p>11:25:53.62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25M53.974S">
            <text:p>11:25:53.9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25M53.997S">
            <text:p>11:25:54.00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25M54.003S">
            <text:p>11:25:54.0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25M54.026S">
            <text:p>11:25:54.03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25M54.049S">
            <text:p>11:25:54.05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25M54.055S">
            <text:p>11:25:54.06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25M53.643S">
            <text:p>11:25:53.64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25M53.79S">
            <text:p>11:25:53.79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25M54.077S">
            <text:p>11:25:54.08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25M53.583S">
            <text:p>11:25:53.58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25M54.1S">
            <text:p>11:25:54.10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25M54.106S">
            <text:p>11:25:54.11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25M54.129S">
            <text:p>11:25:54.13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25M54.152S">
            <text:p>11:25:54.15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25M54.16S">
            <text:p>11:25:54.16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25M54.179S">
            <text:p>11:25:54.18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25M54.204S">
            <text:p>11:25:54.20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25M54.212S">
            <text:p>11:25:54.21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25M53.984S">
            <text:p>11:25:53.98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25M54.23S">
            <text:p>11:25:54.2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25M53.914S">
            <text:p>11:25:53.91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25M54.254S">
            <text:p>11:25:54.2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25M54.265S">
            <text:p>11:25:54.27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25M53.899S">
            <text:p>11:25:53.90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25M54.283S">
            <text:p>11:25:54.2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25M54.309S">
            <text:p>11:25:54.31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25M54.318S">
            <text:p>11:25:54.32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25M54.335S">
            <text:p>11:25:54.34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25M53.95S">
            <text:p>11:25:53.95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25M53.874S">
            <text:p>11:25:53.87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25M54.361S">
            <text:p>11:25:54.36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25M54.365S">
            <text:p>11:25:54.37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25M53.938S">
            <text:p>11:25:53.94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25M54.386S">
            <text:p>11:25:54.39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25M54.413S">
            <text:p>11:25:54.41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25M53.859S">
            <text:p>11:25:53.86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25M54.416S">
            <text:p>11:25:54.42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25M54.439S">
            <text:p>11:25:54.44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25M54.463S">
            <text:p>11:25:54.46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25M54.468S">
            <text:p>11:25:54.47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25M54.515S">
            <text:p>11:25:54.52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25M53.849S">
            <text:p>11:25:53.85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25M53.926S">
            <text:p>11:25:53.93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25M53.819S">
            <text:p>11:25:53.82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25M53.864S">
            <text:p>11:25:53.86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25M53.806S">
            <text:p>11:25:53.81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25M53.808S">
            <text:p>11:25:53.81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25M53.849S">
            <text:p>11:25:53.85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25M53.772S">
            <text:p>11:25:53.77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25M53.813S">
            <text:p>11:25:53.81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937">
            <text:p>93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25M53.702S">
            <text:p>11:25:53.70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25M53.734S">
            <text:p>11:25:53.73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25M53.726S">
            <text:p>11:25:53.73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25M53.741S">
            <text:p>11:25:53.74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25M53.659S">
            <text:p>11:25:53.66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25M53.641S">
            <text:p>11:25:53.64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25M54.897S">
            <text:p>11:25:54.90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25M54.858S">
            <text:p>11:25:54.86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25M53.691S">
            <text:p>11:25:53.69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475">
            <text:p>147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25M54.824S">
            <text:p>11:25:54.82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25M54.788S">
            <text:p>11:25:54.79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25M54.75S">
            <text:p>11:25:54.75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25M54.679S">
            <text:p>11:25:54.68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25M54.641S">
            <text:p>11:25:54.64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25M54.628S">
            <text:p>11:25:54.6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25M54.616S">
            <text:p>11:25:54.62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25M54.727S">
            <text:p>11:25:54.73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25M54.6S">
            <text:p>11:25:54.60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25M54.54S">
            <text:p>11:25:54.54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25M54.533S">
            <text:p>11:25:54.53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25M54.519S">
            <text:p>11:25:54.52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876">
            <text:p>87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25M54.473S">
            <text:p>11:25:54.47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25M54.467S">
            <text:p>11:25:54.47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25M54.443S">
            <text:p>11:25:54.44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25M54.429S">
            <text:p>11:25:54.43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25M54.433S">
            <text:p>11:25:54.43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147">
            <text:p>114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25M54.42S">
            <text:p>11:25:54.42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25M54.396S">
            <text:p>11:25:54.40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25M54.372S">
            <text:p>11:25:54.37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25M54.376S">
            <text:p>11:25:54.38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1403">
            <text:p>140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25M54.383S">
            <text:p>11:25:54.38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25M54.365S">
            <text:p>11:25:54.37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25M54.356S">
            <text:p>11:25:54.36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459">
            <text:p>145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25M54.344S">
            <text:p>11:25:54.34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1527">
            <text:p>152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25M54.327S">
            <text:p>11:25:54.33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25M54.315S">
            <text:p>11:25:54.32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25M54.301S">
            <text:p>11:25:54.30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25M54.3S">
            <text:p>11:25:54.30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25M54.275S">
            <text:p>11:25:54.28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25M54.241S">
            <text:p>11:25:54.24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839">
            <text:p>18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25M54.26S">
            <text:p>11:25:54.26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25M54.237S">
            <text:p>11:25:54.24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1928">
            <text:p>192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25M54.228S">
            <text:p>11:25:54.23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986">
            <text:p>198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25M54.216S">
            <text:p>11:25:54.22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011">
            <text:p>20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25M54.208S">
            <text:p>11:25:54.21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2031">
            <text:p>20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25M54.165S">
            <text:p>11:25:54.17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186">
            <text:p>218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25M54.156S">
            <text:p>11:25:54.16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25M54.134S">
            <text:p>11:25:54.13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2282">
            <text:p>228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25M54.186S">
            <text:p>11:25:54.19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2241">
            <text:p>224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25M54.122S">
            <text:p>11:25:54.12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2313">
            <text:p>231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25M54.099S">
            <text:p>11:25:54.10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25M54.12S">
            <text:p>11:25:54.12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2374">
            <text:p>237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25M54.11S">
            <text:p>11:25:54.11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427">
            <text:p>2427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25M54.013S">
            <text:p>11:25:54.01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25M54.093S">
            <text:p>11:25:54.09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2526">
            <text:p>252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25M54.088S">
            <text:p>11:25:54.09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25M54.061S">
            <text:p>11:25:54.06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25M54.03S">
            <text:p>11:25:54.03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2654">
            <text:p>265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25M54S">
            <text:p>11:25:54.00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2734">
            <text:p>273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25M54.068S">
            <text:p>11:25:54.07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25M54.007S">
            <text:p>11:25:54.01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25M53.965S">
            <text:p>11:25:53.97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2848">
            <text:p>284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25M53.964S">
            <text:p>11:25:53.96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2919">
            <text:p>291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25M55.219S">
            <text:p>11:25:55.22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25M56.685S">
            <text:p>11:25:56.69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25M56.735S">
            <text:p>11:25:56.74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25M56.815S">
            <text:p>11:25:56.82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25M56.751S">
            <text:p>11:25:56.7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25M56.663S">
            <text:p>11:25:56.66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25M56.619S">
            <text:p>11:25:56.62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25M56.537S">
            <text:p>11:25:56.54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857">
            <text:p>85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25M56.495S">
            <text:p>11:25:56.50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25M56.779S">
            <text:p>11:25:56.78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25M56.436S">
            <text:p>11:25:56.44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25M56.61S">
            <text:p>11:25:56.61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25M56.484S">
            <text:p>11:25:56.48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25M56.427S">
            <text:p>11:25:56.43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105">
            <text:p>110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25M56.673S">
            <text:p>11:25:56.67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25M56.417S">
            <text:p>11:25:56.42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127">
            <text:p>11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25M56.363S">
            <text:p>11:25:56.36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186">
            <text:p>118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25M56.352S">
            <text:p>11:25:56.35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209">
            <text:p>120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25M56.24S">
            <text:p>11:25:56.24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337">
            <text:p>133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25M56.228S">
            <text:p>11:25:56.23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363">
            <text:p>13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25M56.116S">
            <text:p>11:25:56.12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25M56.166S">
            <text:p>11:25:56.17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25M56.08S">
            <text:p>11:25:56.08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25M55.199S">
            <text:p>11:25:55.20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492">
            <text:p>249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25M55.184S">
            <text:p>11:25:55.18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583">
            <text:p>258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25M55.396S">
            <text:p>11:25:55.40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384">
            <text:p>238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25M56.043S">
            <text:p>11:25:56.04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25M55.743S">
            <text:p>11:25:55.7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180">
            <text:p>218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25M55.581S">
            <text:p>11:25:55.58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25M55.872S">
            <text:p>11:25:55.87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176">
            <text:p>21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25M55.949S">
            <text:p>11:25:55.95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25M55.938S">
            <text:p>11:25:55.9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25M55.817S">
            <text:p>11:25:55.82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25M55.806S">
            <text:p>11:25:55.81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327">
            <text:p>232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25M55.615S">
            <text:p>11:25:55.62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2528">
            <text:p>252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25M55.568S">
            <text:p>11:25:55.57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586">
            <text:p>258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25M55.652S">
            <text:p>11:25:55.65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516">
            <text:p>251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25M55.793S">
            <text:p>11:25:55.79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25M55.536S">
            <text:p>11:25:55.54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25M55.779S">
            <text:p>11:25:55.78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25M55.511S">
            <text:p>11:25:55.51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704">
            <text:p>270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25M55.451S">
            <text:p>11:25:55.45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779">
            <text:p>277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25M55.293S">
            <text:p>11:25:55.2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25M55.166S">
            <text:p>11:25:55.17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100">
            <text:p>31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25M55.15S">
            <text:p>11:25:55.15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25M55.14S">
            <text:p>11:25:55.14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3151">
            <text:p>31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25M55.13S">
            <text:p>11:25:55.13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3173">
            <text:p>317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25M54.941S">
            <text:p>11:25:54.94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3374">
            <text:p>33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25M56.884S">
            <text:p>11:25:56.88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445">
            <text:p>144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25M55.237S">
            <text:p>11:25:55.24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3105">
            <text:p>310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25M55.26S">
            <text:p>11:25:55.26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3094">
            <text:p>30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25M53.914S">
            <text:p>11:25:53.91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4493">
            <text:p>449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25M57.271S">
            <text:p>11:25:57.27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1149">
            <text:p>11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25M57.419S">
            <text:p>11:25:57.42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25M55.991S">
            <text:p>11:25:55.99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469">
            <text:p>246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25M57.405S">
            <text:p>11:25:57.41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25M57.358S">
            <text:p>11:25:57.36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25M57.343S">
            <text:p>11:25:57.34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25M57.291S">
            <text:p>11:25:57.29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25M58.461S">
            <text:p>11:25:58.46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25M58.409S">
            <text:p>11:25:58.41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25M58.316S">
            <text:p>11:25:58.32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25M58.33S">
            <text:p>11:25:58.33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25M58.304S">
            <text:p>11:25:58.30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787">
            <text:p>78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25M58.216S">
            <text:p>11:25:58.22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016">
            <text:p>101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25M58.203S">
            <text:p>11:25:58.20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059">
            <text:p>105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25M58.193S">
            <text:p>11:25:58.19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25M58.168S">
            <text:p>11:25:58.17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25M58.268S">
            <text:p>11:25:58.27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25M58.231S">
            <text:p>11:25:58.23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25M58.094S">
            <text:p>11:25:58.09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25M58.05S">
            <text:p>11:25:58.05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25M58.144S">
            <text:p>11:25:58.14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25M58.113S">
            <text:p>11:25:58.11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25M57.781S">
            <text:p>11:25:57.78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25M57.924S">
            <text:p>11:25:57.92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25M57.97S">
            <text:p>11:25:57.97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710">
            <text:p>17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25M57.804S">
            <text:p>11:25:57.80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25M57.613S">
            <text:p>11:25:57.61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163">
            <text:p>216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25M57.603S">
            <text:p>11:25:57.60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25M57.591S">
            <text:p>11:25:57.59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310">
            <text:p>231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25M57.55S">
            <text:p>11:25:57.55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435">
            <text:p>24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25M57.545S">
            <text:p>11:25:57.55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2458">
            <text:p>24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25M57.578S">
            <text:p>11:25:57.58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448">
            <text:p>24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25M57.562S">
            <text:p>11:25:57.56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526">
            <text:p>25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25M57.532S">
            <text:p>11:25:57.53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700">
            <text:p>270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25M57.534S">
            <text:p>11:25:57.53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25M57.454S">
            <text:p>11:25:57.45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3005">
            <text:p>300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25M57.532S">
            <text:p>11:25:57.53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25M57.533S">
            <text:p>11:25:57.53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25M58.907S">
            <text:p>11:25:58.91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1716">
            <text:p>171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25M56.978S">
            <text:p>11:25:56.9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582">
            <text:p>4582</text:p>
          </table:table-cell>
          <table:table-cell office:value-type="string">
            <text:p>Success</text:p>
          </table:table-cell>
          <table:table-cell office:value-type="float" office:value="106397">
            <text:p>106397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25M58.247S">
            <text:p>11:25:58.2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1H25M58.182S">
            <text:p>11:25:58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1H25M56.215S">
            <text:p>11:25:56.2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431">
            <text:p>5431</text:p>
          </table:table-cell>
          <table:table-cell office:value-type="string">
            <text:p>Success</text:p>
          </table:table-cell>
          <table:table-cell office:value-type="float" office:value="106383">
            <text:p>106383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25M57.367S">
            <text:p>11:25:57.3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286">
            <text:p>428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1H25M58.811S">
            <text:p>11:25:58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846">
            <text:p>284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1H25M58.528S">
            <text:p>11:25:58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1H25M59.986S">
            <text:p>11:25:59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1H25M55.249S">
            <text:p>11:25:55.2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450">
            <text:p>6450</text:p>
          </table:table-cell>
          <table:table-cell office:value-type="string">
            <text:p>Success</text:p>
          </table:table-cell>
          <table:table-cell office:value-type="float" office:value="106383">
            <text:p>106383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1H25M55.313S">
            <text:p>11:25:55.3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397">
            <text:p>6397</text:p>
          </table:table-cell>
          <table:table-cell office:value-type="string">
            <text:p>Success</text:p>
          </table:table-cell>
          <table:table-cell office:value-type="float" office:value="106383">
            <text:p>106383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1H25M56.003S">
            <text:p>11:25:56.0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727">
            <text:p>5727</text:p>
          </table:table-cell>
          <table:table-cell office:value-type="string">
            <text:p>Success</text:p>
          </table:table-cell>
          <table:table-cell office:value-type="float" office:value="107123">
            <text:p>107123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1H25M58.778S">
            <text:p>11:25:58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951">
            <text:p>295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1H26M00.088S">
            <text:p>11:26:00.0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52">
            <text:p>165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1H26M00.232S">
            <text:p>11:26:00.2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1H25M55.277S">
            <text:p>11:25:55.2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471">
            <text:p>6471</text:p>
          </table:table-cell>
          <table:table-cell office:value-type="string">
            <text:p>Success</text:p>
          </table:table-cell>
          <table:table-cell office:value-type="float" office:value="106383">
            <text:p>106383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1H25M59.287S">
            <text:p>11:25:59.2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68">
            <text:p>246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1H26M00.483S">
            <text:p>11:26:00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1H25M55.356S">
            <text:p>11:25:55.3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449">
            <text:p>6449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1H26M00.459S">
            <text:p>11:26:00.4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1H25M58.155S">
            <text:p>11:25:58.1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680">
            <text:p>36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1H25M59.788S">
            <text:p>11:25:59.7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1H25M57.381S">
            <text:p>11:25:57.3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480">
            <text:p>44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1H25M59.699S">
            <text:p>11:25:59.7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23">
            <text:p>222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1H25M59.903S">
            <text:p>11:25:59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1H25M59.681S">
            <text:p>11:25:59.6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352">
            <text:p>235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1H25M55.302S">
            <text:p>11:25:55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752">
            <text:p>6752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1H25M58.119S">
            <text:p>11:25:58.1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980">
            <text:p>39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1H25M59.672S">
            <text:p>11:25:59.6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1H25M57.667S">
            <text:p>11:25:57.6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52">
            <text:p>445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1H25M58.42S">
            <text:p>11:25:58.4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1H25M59.475S">
            <text:p>11:25:59.4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688">
            <text:p>268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1H25M59.263S">
            <text:p>11:25:59.2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1H25M58.986S">
            <text:p>11:25:58.9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286">
            <text:p>328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1H25M59.647S">
            <text:p>11:25:59.6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1H25M59.519S">
            <text:p>11:25:59.5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59">
            <text:p>285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1H25M59.232S">
            <text:p>11:25:59.2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1H25M58.74S">
            <text:p>11:25:58.7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1H25M59.448S">
            <text:p>11:25:59.4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78">
            <text:p>297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1H25M59.777S">
            <text:p>11:25:59.7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1H25M58.355S">
            <text:p>11:25:58.3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60">
            <text:p>416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1H26M00.624S">
            <text:p>11:26:00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98">
            <text:p>189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1H25M58.133S">
            <text:p>11:25:58.1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396">
            <text:p>4396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1H25M57.767S">
            <text:p>11:25:57.7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770">
            <text:p>477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1H25M58.45S">
            <text:p>11:25:58.4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93">
            <text:p>4093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1H25M59.311S">
            <text:p>11:25:59.3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1H25M58.342S">
            <text:p>11:25:58.3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14">
            <text:p>4214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1H26M00.415S">
            <text:p>11:26:00.4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50">
            <text:p>215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1H25M59.011S">
            <text:p>11:25:59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568">
            <text:p>3568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25M59.299S">
            <text:p>11:25:59.3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80">
            <text:p>32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25M59.486S">
            <text:p>11:25:59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97">
            <text:p>309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25M57.692S">
            <text:p>11:25:57.6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895">
            <text:p>4895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26M00.027S">
            <text:p>11:26:00.0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562">
            <text:p>256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25M58.281S">
            <text:p>11:25:58.2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25M59.091S">
            <text:p>11:25:59.0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26M00.475S">
            <text:p>11:26:00.4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37">
            <text:p>2137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25M58.639S">
            <text:p>11:25:58.6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80">
            <text:p>398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25M57.394S">
            <text:p>11:25:57.3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226">
            <text:p>5226</text:p>
          </table:table-cell>
          <table:table-cell office:value-type="string">
            <text:p>Success</text:p>
          </table:table-cell>
          <table:table-cell office:value-type="float" office:value="106384">
            <text:p>106384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26M00.003S">
            <text:p>11:26:00.0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25M58.292S">
            <text:p>11:25:58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390">
            <text:p>4390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25M59.342S">
            <text:p>11:25:59.3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106398">
            <text:p>106398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26M01.732S">
            <text:p>11:26:01.7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26M03.344S">
            <text:p>11:26:03.34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26M03.645S">
            <text:p>11:26:03.6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26M04.065S">
            <text:p>11:26:04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44">
            <text:p>1144</text:p>
          </table:table-cell>
          <table:table-cell office:value-type="string">
            <text:p>Success</text:p>
          </table:table-cell>
          <table:table-cell office:value-type="float" office:value="67239">
            <text:p>67239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26M01.742S">
            <text:p>11:26:01.7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958">
            <text:p>4958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26M02.59S">
            <text:p>11:26:02.5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118">
            <text:p>4118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26M02.614S">
            <text:p>11:26:02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115">
            <text:p>4115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26M01.837S">
            <text:p>11:26:01.8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26M02.055S">
            <text:p>11:26:02.0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677">
            <text:p>4677</text:p>
          </table:table-cell>
          <table:table-cell office:value-type="string">
            <text:p>Success</text:p>
          </table:table-cell>
          <table:table-cell office:value-type="float" office:value="70852">
            <text:p>70852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26M02.18S">
            <text:p>11:26:02.1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554">
            <text:p>4554</text:p>
          </table:table-cell>
          <table:table-cell office:value-type="string">
            <text:p>Success</text:p>
          </table:table-cell>
          <table:table-cell office:value-type="float" office:value="70872">
            <text:p>70872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26M02.683S">
            <text:p>11:26:02.6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54">
            <text:p>4054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26M01.659S">
            <text:p>11:26:01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115">
            <text:p>5115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26M02.539S">
            <text:p>11:26:02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243">
            <text:p>4243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26M02.588S">
            <text:p>11:26:02.5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203">
            <text:p>4203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26M02.554S">
            <text:p>11:26:02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247">
            <text:p>4247</text:p>
          </table:table-cell>
          <table:table-cell office:value-type="string">
            <text:p>Success</text:p>
          </table:table-cell>
          <table:table-cell office:value-type="float" office:value="70846">
            <text:p>70846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26M01.806S">
            <text:p>11:26:01.8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00">
            <text:p>5000</text:p>
          </table:table-cell>
          <table:table-cell office:value-type="string">
            <text:p>Success</text:p>
          </table:table-cell>
          <table:table-cell office:value-type="float" office:value="70870">
            <text:p>70870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26M01.736S">
            <text:p>11:26:01.7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094">
            <text:p>5094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1H26M02.432S">
            <text:p>11:26:02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401">
            <text:p>4401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1H26M02.424S">
            <text:p>11:26:02.4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416">
            <text:p>4416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1H26M02.564S">
            <text:p>11:26:02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76">
            <text:p>4276</text:p>
          </table:table-cell>
          <table:table-cell office:value-type="string">
            <text:p>Success</text:p>
          </table:table-cell>
          <table:table-cell office:value-type="float" office:value="70868">
            <text:p>70868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1H26M05.209S">
            <text:p>11:26:05.2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53">
            <text:p>1653</text:p>
          </table:table-cell>
          <table:table-cell office:value-type="string">
            <text:p>Success</text:p>
          </table:table-cell>
          <table:table-cell office:value-type="float" office:value="46087">
            <text:p>46087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1H26M06.701S">
            <text:p>11:26:06.7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1H26M06.863S">
            <text:p>11:26:06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1H26M06.916S">
            <text:p>11:26:06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1H26M07.109S">
            <text:p>11:26:07.1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1H26M07.256S">
            <text:p>11:26:07.2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1H26M06.808S">
            <text:p>11:26:06.8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1H26M02.377S">
            <text:p>11:26:02.3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118">
            <text:p>5118</text:p>
          </table:table-cell>
          <table:table-cell office:value-type="string">
            <text:p>Success</text:p>
          </table:table-cell>
          <table:table-cell office:value-type="float" office:value="70872">
            <text:p>70872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1H26M06.734S">
            <text:p>11:26:06.7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66">
            <text:p>86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1H26M06.738S">
            <text:p>11:26:06.7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57">
            <text:p>105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1H26M06.842S">
            <text:p>11:26:06.8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1H26M07.477S">
            <text:p>11:26:07.4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1H26M07.496S">
            <text:p>11:26:07.5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1H26M07.325S">
            <text:p>11:26:07.3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4508">
            <text:p>24508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1H26M06.878S">
            <text:p>11:26:06.8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1H26M06.71S">
            <text:p>11:26:06.7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1H26M06.843S">
            <text:p>11:26:06.84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1H26M07.919S">
            <text:p>11:26:07.92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1H26M01.56S">
            <text:p>11:26:01.5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760">
            <text:p>6760</text:p>
          </table:table-cell>
          <table:table-cell office:value-type="string">
            <text:p>Success</text:p>
          </table:table-cell>
          <table:table-cell office:value-type="float" office:value="70842">
            <text:p>70842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1H26M02.12S">
            <text:p>11:26:02.1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218">
            <text:p>6218</text:p>
          </table:table-cell>
          <table:table-cell office:value-type="string">
            <text:p>Success</text:p>
          </table:table-cell>
          <table:table-cell office:value-type="float" office:value="70872">
            <text:p>70872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1H26M01.646S">
            <text:p>11:26:01.6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70870">
            <text:p>70870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1H26M01.955S">
            <text:p>11:26:01.9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393">
            <text:p>6393</text:p>
          </table:table-cell>
          <table:table-cell office:value-type="string">
            <text:p>Success</text:p>
          </table:table-cell>
          <table:table-cell office:value-type="float" office:value="70872">
            <text:p>70872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1H26M07.601S">
            <text:p>11:26:07.6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1H26M02.332S">
            <text:p>11:26:02.3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70877">
            <text:p>70877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1H26M08.099S">
            <text:p>11:26:08.1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1H26M08.435S">
            <text:p>11:26:08.4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1H26M08.322S">
            <text:p>11:26:08.3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1H26M08.475S">
            <text:p>11:26:08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1H26M06.8S">
            <text:p>11:26:06.8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28">
            <text:p>19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26M06.73S">
            <text:p>11:26:06.7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10">
            <text:p>201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26M06.843S">
            <text:p>11:26:06.8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11">
            <text:p>191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1H26M01.655S">
            <text:p>11:26:01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183">
            <text:p>7183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1H26M08.338S">
            <text:p>11:26:08.3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1H26M08.351S">
            <text:p>11:26:08.3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1H26M08.508S">
            <text:p>11:26:08.5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9146">
            <text:p>9146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26M02.133S">
            <text:p>11:26:02.1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766">
            <text:p>6766</text:p>
          </table:table-cell>
          <table:table-cell office:value-type="string">
            <text:p>Success</text:p>
          </table:table-cell>
          <table:table-cell office:value-type="float" office:value="70933">
            <text:p>70933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1H26M08.343S">
            <text:p>11:26:08.3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1H26M02.591S">
            <text:p>11:26:02.5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336">
            <text:p>6336</text:p>
          </table:table-cell>
          <table:table-cell office:value-type="string">
            <text:p>Success</text:p>
          </table:table-cell>
          <table:table-cell office:value-type="float" office:value="70946">
            <text:p>70946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26M01.714S">
            <text:p>11:26:01.7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221">
            <text:p>7221</text:p>
          </table:table-cell>
          <table:table-cell office:value-type="string">
            <text:p>Success</text:p>
          </table:table-cell>
          <table:table-cell office:value-type="float" office:value="70953">
            <text:p>70953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1H26M01.814S">
            <text:p>11:26:01.8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147">
            <text:p>7147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1H26M08.927S">
            <text:p>11:26:08.9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1H26M07.886S">
            <text:p>11:26:07.8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10">
            <text:p>1410</text:p>
          </table:table-cell>
          <table:table-cell office:value-type="string">
            <text:p>Success</text:p>
          </table:table-cell>
          <table:table-cell office:value-type="float" office:value="39255">
            <text:p>39255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1H26M07.894S">
            <text:p>11:26:07.8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22">
            <text:p>1422</text:p>
          </table:table-cell>
          <table:table-cell office:value-type="string">
            <text:p>Success</text:p>
          </table:table-cell>
          <table:table-cell office:value-type="float" office:value="39256">
            <text:p>39256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1H26M07.796S">
            <text:p>11:26:07.8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1H26M08.935S">
            <text:p>11:26:08.9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1H26M02.621S">
            <text:p>11:26:02.6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722">
            <text:p>6722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1H26M02.602S">
            <text:p>11:26:02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24">
            <text:p>6824</text:p>
          </table:table-cell>
          <table:table-cell office:value-type="string">
            <text:p>Success</text:p>
          </table:table-cell>
          <table:table-cell office:value-type="float" office:value="70931">
            <text:p>70931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1H26M08.84S">
            <text:p>11:26:08.8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98">
            <text:p>59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26M02.397S">
            <text:p>11:26:02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054">
            <text:p>7054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1H26M06.774S">
            <text:p>11:26:06.7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1H26M08.917S">
            <text:p>11:26:08.9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1H26M06.831S">
            <text:p>11:26:06.8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1H26M01.598S">
            <text:p>11:26:01.6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925">
            <text:p>7925</text:p>
          </table:table-cell>
          <table:table-cell office:value-type="string">
            <text:p>Success</text:p>
          </table:table-cell>
          <table:table-cell office:value-type="float" office:value="70878">
            <text:p>70878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1H26M08.96S">
            <text:p>11:26:08.9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1H26M02.58S">
            <text:p>11:26:02.5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972">
            <text:p>6972</text:p>
          </table:table-cell>
          <table:table-cell office:value-type="string">
            <text:p>Success</text:p>
          </table:table-cell>
          <table:table-cell office:value-type="float" office:value="70966">
            <text:p>70966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1H26M09.344S">
            <text:p>11:26:09.3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1H26M09.297S">
            <text:p>11:26:09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1H26M06.791S">
            <text:p>11:26:06.79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12">
            <text:p>301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1H26M09.589S">
            <text:p>11:26:09.5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1H26M02.099S">
            <text:p>11:26:02.1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765">
            <text:p>7765</text:p>
          </table:table-cell>
          <table:table-cell office:value-type="string">
            <text:p>Success</text:p>
          </table:table-cell>
          <table:table-cell office:value-type="float" office:value="70955">
            <text:p>70955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1H26M09.544S">
            <text:p>11:26:09.54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26M02.274S">
            <text:p>11:26:02.2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685">
            <text:p>7685</text:p>
          </table:table-cell>
          <table:table-cell office:value-type="string">
            <text:p>Success</text:p>
          </table:table-cell>
          <table:table-cell office:value-type="float" office:value="70960">
            <text:p>70960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1H26M08.402S">
            <text:p>11:26:08.4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1H26M02.682S">
            <text:p>11:26:02.6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280">
            <text:p>7280</text:p>
          </table:table-cell>
          <table:table-cell office:value-type="string">
            <text:p>Success</text:p>
          </table:table-cell>
          <table:table-cell office:value-type="float" office:value="70946">
            <text:p>70946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1H26M02.545S">
            <text:p>11:26:02.5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419">
            <text:p>7419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1H26M06.733S">
            <text:p>11:26:06.7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1H26M06.782S">
            <text:p>11:26:06.7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93">
            <text:p>319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26M08.287S">
            <text:p>11:26:08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39269">
            <text:p>39269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1H26M08.226S">
            <text:p>11:26:08.2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39265">
            <text:p>39265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26M08.275S">
            <text:p>11:26:08.2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788">
            <text:p>1788</text:p>
          </table:table-cell>
          <table:table-cell office:value-type="string">
            <text:p>Success</text:p>
          </table:table-cell>
          <table:table-cell office:value-type="float" office:value="39265">
            <text:p>39265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1H26M09.524S">
            <text:p>11:26:09.5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1H26M01.682S">
            <text:p>11:26:01.6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413">
            <text:p>8413</text:p>
          </table:table-cell>
          <table:table-cell office:value-type="string">
            <text:p>Success</text:p>
          </table:table-cell>
          <table:table-cell office:value-type="float" office:value="70956">
            <text:p>7095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1H26M01.759S">
            <text:p>11:26:01.7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346">
            <text:p>8346</text:p>
          </table:table-cell>
          <table:table-cell office:value-type="string">
            <text:p>Success</text:p>
          </table:table-cell>
          <table:table-cell office:value-type="float" office:value="70956">
            <text:p>70956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1H26M02.165S">
            <text:p>11:26:02.1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944">
            <text:p>7944</text:p>
          </table:table-cell>
          <table:table-cell office:value-type="string">
            <text:p>Success</text:p>
          </table:table-cell>
          <table:table-cell office:value-type="float" office:value="70928">
            <text:p>70928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1H26M02.585S">
            <text:p>11:26:02.5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563">
            <text:p>7563</text:p>
          </table:table-cell>
          <table:table-cell office:value-type="string">
            <text:p>Success</text:p>
          </table:table-cell>
          <table:table-cell office:value-type="float" office:value="70924">
            <text:p>70924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1H26M09.553S">
            <text:p>11:26:09.5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1H26M09.866S">
            <text:p>11:26:09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1H26M09.96S">
            <text:p>11:26:09.9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1H26M10.096S">
            <text:p>11:26:10.1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1H26M08.483S">
            <text:p>11:26:08.48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1H26M10.11S">
            <text:p>11:26:10.1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1H26M06.73S">
            <text:p>11:26:06.7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372">
            <text:p>437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1H26M10.107S">
            <text:p>11:26:10.1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05">
            <text:p>100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1H26M10.065S">
            <text:p>11:26:10.0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1H26M08.114S">
            <text:p>11:26:08.1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012">
            <text:p>3012</text:p>
          </table:table-cell>
          <table:table-cell office:value-type="string">
            <text:p>Success</text:p>
          </table:table-cell>
          <table:table-cell office:value-type="float" office:value="39362">
            <text:p>39362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1H26M09.972S">
            <text:p>11:26:09.9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39367">
            <text:p>39367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1H26M10.039S">
            <text:p>11:26:10.0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55">
            <text:p>115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1H26M02.557S">
            <text:p>11:26:02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641">
            <text:p>8641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1H26M09.519S">
            <text:p>11:26:09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85">
            <text:p>1685</text:p>
          </table:table-cell>
          <table:table-cell office:value-type="string">
            <text:p>Success</text:p>
          </table:table-cell>
          <table:table-cell office:value-type="float" office:value="39362">
            <text:p>39362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1H26M01.639S">
            <text:p>11:26:01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577">
            <text:p>9577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1H26M08.9S">
            <text:p>11:26:08.9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28">
            <text:p>232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1H26M02.582S">
            <text:p>11:26:02.5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654">
            <text:p>8654</text:p>
          </table:table-cell>
          <table:table-cell office:value-type="string">
            <text:p>Success</text:p>
          </table:table-cell>
          <table:table-cell office:value-type="float" office:value="70941">
            <text:p>70941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1H26M09.317S">
            <text:p>11:26:09.3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1H26M08.859S">
            <text:p>11:26:08.8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19">
            <text:p>241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1H26M02.429S">
            <text:p>11:26:02.4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871">
            <text:p>8871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1H26M10.079S">
            <text:p>11:26:10.08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1H26M02.524S">
            <text:p>11:26:02.5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800">
            <text:p>8800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1H26M08.742S">
            <text:p>11:26:08.7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591">
            <text:p>2591</text:p>
          </table:table-cell>
          <table:table-cell office:value-type="string">
            <text:p>Success</text:p>
          </table:table-cell>
          <table:table-cell office:value-type="float" office:value="39297">
            <text:p>39297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1H26M02.107S">
            <text:p>11:26:02.1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235">
            <text:p>9235</text:p>
          </table:table-cell>
          <table:table-cell office:value-type="string">
            <text:p>Success</text:p>
          </table:table-cell>
          <table:table-cell office:value-type="float" office:value="70955">
            <text:p>70955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1H26M09.922S">
            <text:p>11:26:09.9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39340">
            <text:p>39340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1H26M11.265S">
            <text:p>11:26:11.2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1H26M11.371S">
            <text:p>11:26:11.3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1H26M11.145S">
            <text:p>11:26:11.1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1H26M08.85S">
            <text:p>11:26:08.8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32">
            <text:p>2832</text:p>
          </table:table-cell>
          <table:table-cell office:value-type="string">
            <text:p>Success</text:p>
          </table:table-cell>
          <table:table-cell office:value-type="float" office:value="39301">
            <text:p>39301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1H26M01.681S">
            <text:p>11:26:01.6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015">
            <text:p>10015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1H26M02.623S">
            <text:p>11:26:02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077">
            <text:p>9077</text:p>
          </table:table-cell>
          <table:table-cell office:value-type="string">
            <text:p>Success</text:p>
          </table:table-cell>
          <table:table-cell office:value-type="float" office:value="70936">
            <text:p>70936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1H26M02.515S">
            <text:p>11:26:02.5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212">
            <text:p>9212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1H26M01.86S">
            <text:p>11:26:01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880">
            <text:p>9880</text:p>
          </table:table-cell>
          <table:table-cell office:value-type="string">
            <text:p>Success</text:p>
          </table:table-cell>
          <table:table-cell office:value-type="float" office:value="70947">
            <text:p>70947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1H26M01.698S">
            <text:p>11:26:01.7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051">
            <text:p>10051</text:p>
          </table:table-cell>
          <table:table-cell office:value-type="string">
            <text:p>Success</text:p>
          </table:table-cell>
          <table:table-cell office:value-type="float" office:value="70870">
            <text:p>70870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1H26M11.418S">
            <text:p>11:26:11.4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1H26M11.422S">
            <text:p>11:26:11.4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1H26M11.334S">
            <text:p>11:26:11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97">
            <text:p>49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1H26M11.801S">
            <text:p>11:26:11.8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1H26M11.813S">
            <text:p>11:26:11.8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1H26M11.839S">
            <text:p>11:26:11.84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1H26M11.848S">
            <text:p>11:26:11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1H26M11.904S">
            <text:p>11:26:11.9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1H26M11.206S">
            <text:p>11:26:11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1H26M11.683S">
            <text:p>11:26:11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1H26M11.964S">
            <text:p>11:26:11.9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1H26M12.091S">
            <text:p>11:26:12.0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1H26M11.742S">
            <text:p>11:26:11.7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1H26M08.754S">
            <text:p>11:26:08.7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16">
            <text:p>3516</text:p>
          </table:table-cell>
          <table:table-cell office:value-type="string">
            <text:p>Success</text:p>
          </table:table-cell>
          <table:table-cell office:value-type="float" office:value="39297">
            <text:p>39297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1H26M08.73S">
            <text:p>11:26:08.7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549">
            <text:p>3549</text:p>
          </table:table-cell>
          <table:table-cell office:value-type="string">
            <text:p>Success</text:p>
          </table:table-cell>
          <table:table-cell office:value-type="float" office:value="39415">
            <text:p>39415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1H26M11.698S">
            <text:p>11:26:11.7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1H26M11.237S">
            <text:p>11:26:11.2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1H26M01.745S">
            <text:p>11:26:01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594">
            <text:p>10594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1H26M12.062S">
            <text:p>11:26:12.0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1H26M02.531S">
            <text:p>11:26:02.5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846">
            <text:p>9846</text:p>
          </table:table-cell>
          <table:table-cell office:value-type="string">
            <text:p>Success</text:p>
          </table:table-cell>
          <table:table-cell office:value-type="float" office:value="70946">
            <text:p>70946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1H26M01.75S">
            <text:p>11:26:01.7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627">
            <text:p>10627</text:p>
          </table:table-cell>
          <table:table-cell office:value-type="string">
            <text:p>Success</text:p>
          </table:table-cell>
          <table:table-cell office:value-type="float" office:value="70953">
            <text:p>70953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1H26M09.963S">
            <text:p>11:26:09.9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35">
            <text:p>24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1H26M11.702S">
            <text:p>11:26:11.7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1H26M12.358S">
            <text:p>11:26:12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1H26M09.496S">
            <text:p>11:26:09.5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39368">
            <text:p>39368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1H26M11.216S">
            <text:p>11:26:11.2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50">
            <text:p>12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1H26M11.302S">
            <text:p>11:26:11.3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1H26M09.428S">
            <text:p>11:26:09.4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50">
            <text:p>305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1H26M01.757S">
            <text:p>11:26:01.7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735">
            <text:p>10735</text:p>
          </table:table-cell>
          <table:table-cell office:value-type="string">
            <text:p>Success</text:p>
          </table:table-cell>
          <table:table-cell office:value-type="float" office:value="70929">
            <text:p>70929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1H26M09.451S">
            <text:p>11:26:09.4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44">
            <text:p>304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1H26M01.923S">
            <text:p>11:26:01.9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600">
            <text:p>10600</text:p>
          </table:table-cell>
          <table:table-cell office:value-type="string">
            <text:p>Success</text:p>
          </table:table-cell>
          <table:table-cell office:value-type="float" office:value="70933">
            <text:p>70933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1H26M12.157S">
            <text:p>11:26:12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401">
            <text:p>23401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1H26M08.88S">
            <text:p>11:26:08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661">
            <text:p>3661</text:p>
          </table:table-cell>
          <table:table-cell office:value-type="string">
            <text:p>Success</text:p>
          </table:table-cell>
          <table:table-cell office:value-type="float" office:value="16155">
            <text:p>16155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1H26M10.149S">
            <text:p>11:26:10.1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403">
            <text:p>240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1H26M09.437S">
            <text:p>11:26:09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39366">
            <text:p>39366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1H26M02.032S">
            <text:p>11:26:02.0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550">
            <text:p>10550</text:p>
          </table:table-cell>
          <table:table-cell office:value-type="string">
            <text:p>Success</text:p>
          </table:table-cell>
          <table:table-cell office:value-type="float" office:value="70955">
            <text:p>70955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1H26M11.196S">
            <text:p>11:26:11.2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1H26M09.325S">
            <text:p>11:26:09.3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39366">
            <text:p>39366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1H26M09.976S">
            <text:p>11:26:09.9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39362">
            <text:p>39362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1H26M11.349S">
            <text:p>11:26:11.3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54286">
            <text:p>54286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1H26M02.681S">
            <text:p>11:26:02.6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928">
            <text:p>9928</text:p>
          </table:table-cell>
          <table:table-cell office:value-type="string">
            <text:p>Success</text:p>
          </table:table-cell>
          <table:table-cell office:value-type="float" office:value="70951">
            <text:p>70951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1H26M09.808S">
            <text:p>11:26:09.8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39367">
            <text:p>39367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1H26M09.598S">
            <text:p>11:26:09.6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015">
            <text:p>3015</text:p>
          </table:table-cell>
          <table:table-cell office:value-type="string">
            <text:p>Success</text:p>
          </table:table-cell>
          <table:table-cell office:value-type="float" office:value="47301">
            <text:p>47301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1H26M01.843S">
            <text:p>11:26:01.8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772">
            <text:p>10772</text:p>
          </table:table-cell>
          <table:table-cell office:value-type="string">
            <text:p>Success</text:p>
          </table:table-cell>
          <table:table-cell office:value-type="float" office:value="70956">
            <text:p>70956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1H26M08.385S">
            <text:p>11:26:08.3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252">
            <text:p>4252</text:p>
          </table:table-cell>
          <table:table-cell office:value-type="string">
            <text:p>Success</text:p>
          </table:table-cell>
          <table:table-cell office:value-type="float" office:value="39370">
            <text:p>39370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1H26M12.613S">
            <text:p>11:26:12.6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1H26M12.271S">
            <text:p>11:26:12.2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1H26M12.28S">
            <text:p>11:26:12.2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1H26M12.45S">
            <text:p>11:26:12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1H26M12.64S">
            <text:p>11:26:12.6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1H26M12.684S">
            <text:p>11:26:12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1H26M12.75S">
            <text:p>11:26:12.7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1H26M12.807S">
            <text:p>11:26:12.8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1H26M12.605S">
            <text:p>11:26:12.6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1H26M12.561S">
            <text:p>11:26:12.5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1H26M12.59S">
            <text:p>11:26:12.5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23401">
            <text:p>23401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1H26M11.325S">
            <text:p>11:26:11.33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35">
            <text:p>17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1H26M12.875S">
            <text:p>11:26:12.8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1H26M09.068S">
            <text:p>11:26:09.07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029">
            <text:p>402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1H26M13.045S">
            <text:p>11:26:13.0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1H26M11.729S">
            <text:p>11:26:11.7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1H26M12.493S">
            <text:p>11:26:12.4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1H26M11.23S">
            <text:p>11:26:11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1H26M11.75S">
            <text:p>11:26:11.7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444">
            <text:p>144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1H26M11.103S">
            <text:p>11:26:11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94">
            <text:p>2094</text:p>
          </table:table-cell>
          <table:table-cell office:value-type="string">
            <text:p>Success</text:p>
          </table:table-cell>
          <table:table-cell office:value-type="float" office:value="39420">
            <text:p>39420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1H26M12.05S">
            <text:p>11:26:12.0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1H26M11.319S">
            <text:p>11:26:11.3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05">
            <text:p>1905</text:p>
          </table:table-cell>
          <table:table-cell office:value-type="string">
            <text:p>Success</text:p>
          </table:table-cell>
          <table:table-cell office:value-type="float" office:value="39415">
            <text:p>3941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1H26M11.07S">
            <text:p>11:26:11.0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39415">
            <text:p>3941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1H26M11.094S">
            <text:p>11:26:11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19">
            <text:p>2219</text:p>
          </table:table-cell>
          <table:table-cell office:value-type="string">
            <text:p>Success</text:p>
          </table:table-cell>
          <table:table-cell office:value-type="float" office:value="39424">
            <text:p>39424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1H26M11.279S">
            <text:p>11:26:11.2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1H26M13.214S">
            <text:p>11:26:13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1H26M11.086S">
            <text:p>11:26:11.0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46">
            <text:p>2346</text:p>
          </table:table-cell>
          <table:table-cell office:value-type="string">
            <text:p>Success</text:p>
          </table:table-cell>
          <table:table-cell office:value-type="float" office:value="39416">
            <text:p>39416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1H26M10.174S">
            <text:p>11:26:10.1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293">
            <text:p>329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1H26M12.468S">
            <text:p>11:26:12.4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39429">
            <text:p>39429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1H26M11.344S">
            <text:p>11:26:11.3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64">
            <text:p>21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1H26M09.34S">
            <text:p>11:26:09.3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39421">
            <text:p>39421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1H26M13.168S">
            <text:p>11:26:13.1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1H26M12.611S">
            <text:p>11:26:12.6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54301">
            <text:p>54301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1H26M12.534S">
            <text:p>11:26:12.5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1H26M12.479S">
            <text:p>11:26:12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39431">
            <text:p>39431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1H26M12.331S">
            <text:p>11:26:12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26">
            <text:p>1226</text:p>
          </table:table-cell>
          <table:table-cell office:value-type="string">
            <text:p>Success</text:p>
          </table:table-cell>
          <table:table-cell office:value-type="float" office:value="39430">
            <text:p>39430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1H26M11.832S">
            <text:p>11:26:11.8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29">
            <text:p>172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1H26M11.115S">
            <text:p>11:26:11.1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458">
            <text:p>245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1H26M13.198S">
            <text:p>11:26:13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1H26M12.378S">
            <text:p>11:26:12.3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98">
            <text:p>119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1H26M11.199S">
            <text:p>11:26:11.2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1H26M12.458S">
            <text:p>11:26:12.4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54299">
            <text:p>54299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1H26M09.483S">
            <text:p>11:26:09.4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098">
            <text:p>4098</text:p>
          </table:table-cell>
          <table:table-cell office:value-type="string">
            <text:p>Success</text:p>
          </table:table-cell>
          <table:table-cell office:value-type="float" office:value="39415">
            <text:p>39415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1H26M10.245S">
            <text:p>11:26:10.2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52">
            <text:p>335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1H26M10.232S">
            <text:p>11:26:10.2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70">
            <text:p>337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1H26M13.54S">
            <text:p>11:26:13.5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1H26M12.267S">
            <text:p>11:26:12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39425">
            <text:p>39425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1H26M12.997S">
            <text:p>11:26:13.0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23401">
            <text:p>23401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1H26M10.015S">
            <text:p>11:26:10.0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54301">
            <text:p>54301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1H26M12.585S">
            <text:p>11:26:12.5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68">
            <text:p>106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1H26M12.998S">
            <text:p>11:26:13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1H26M12.525S">
            <text:p>11:26:12.5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1H26M09.962S">
            <text:p>11:26:09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1H26M12.543S">
            <text:p>11:26:12.5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1H26M09.965S">
            <text:p>11:26:09.9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729">
            <text:p>372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1H26M13.072S">
            <text:p>11:26:13.0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26681">
            <text:p>26681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1H26M09.804S">
            <text:p>11:26:09.8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23">
            <text:p>3923</text:p>
          </table:table-cell>
          <table:table-cell office:value-type="string">
            <text:p>Success</text:p>
          </table:table-cell>
          <table:table-cell office:value-type="float" office:value="39415">
            <text:p>39415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1H26M12.298S">
            <text:p>11:26:12.3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39429">
            <text:p>39429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1H26M12.339S">
            <text:p>11:26:12.3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1H26M13.186S">
            <text:p>11:26:13.1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1H26M12.378S">
            <text:p>11:26:12.3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1H26M11.113S">
            <text:p>11:26:11.1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56">
            <text:p>2756</text:p>
          </table:table-cell>
          <table:table-cell office:value-type="string">
            <text:p>Success</text:p>
          </table:table-cell>
          <table:table-cell office:value-type="float" office:value="39430">
            <text:p>39430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1H26M12.608S">
            <text:p>11:26:12.6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78">
            <text:p>127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1H26M13.532S">
            <text:p>11:26:13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1H26M12.658S">
            <text:p>11:26:12.6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83">
            <text:p>128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1H26M13.314S">
            <text:p>11:26:13.3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1H26M13.886S">
            <text:p>11:26:13.8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1H26M12.592S">
            <text:p>11:26:12.5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54301">
            <text:p>54301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1H26M13.39S">
            <text:p>11:26:13.3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1H26M13.522S">
            <text:p>11:26:13.5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1H26M13.912S">
            <text:p>11:26:13.91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1H26M13.608S">
            <text:p>11:26:13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1H26M13.277S">
            <text:p>11:26:13.2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1H26M13.52S">
            <text:p>11:26:13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1H26M13.667S">
            <text:p>11:26:13.6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1H26M13.581S">
            <text:p>11:26:13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1H26M13.627S">
            <text:p>11:26:13.6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1H26M13.499S">
            <text:p>11:26:13.5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1H26M13.729S">
            <text:p>11:26:13.7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1H26M13.984S">
            <text:p>11:26:13.9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1H26M14.02S">
            <text:p>11:26:14.0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1H26M14.055S">
            <text:p>11:26:14.0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1H26M11.971S">
            <text:p>11:26:11.9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76340">
            <text:p>76340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1H26M14.648S">
            <text:p>11:26:14.6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1H26M13.969S">
            <text:p>11:26:13.9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1H26M14.833S">
            <text:p>11:26:14.83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1H26M14.028S">
            <text:p>11:26:14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1H26M14.736S">
            <text:p>11:26:14.7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1H26M13.961S">
            <text:p>11:26:13.9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1H26M14.91S">
            <text:p>11:26:14.9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1H26M13.558S">
            <text:p>11:26:13.5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1H26M13.869S">
            <text:p>11:26:13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67309">
            <text:p>67309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1H26M14.945S">
            <text:p>11:26:14.9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1H26M13.574S">
            <text:p>11:26:13.5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3401">
            <text:p>23401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1H26M15.031S">
            <text:p>11:26:15.0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1H26M13.55S">
            <text:p>11:26:13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31">
            <text:p>153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1H26M14.922S">
            <text:p>11:26:14.9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1H26M15.051S">
            <text:p>11:26:15.0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1H26M15.11S">
            <text:p>11:26:15.1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1H26M13.634S">
            <text:p>11:26:13.6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1H26M15.136S">
            <text:p>11:26:15.1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1H26M15.215S">
            <text:p>11:26:15.2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1H26M15.223S">
            <text:p>11:26:15.2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1H26M15.234S">
            <text:p>11:26:15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1H26M13.578S">
            <text:p>11:26:13.5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1H26M12.671S">
            <text:p>11:26:12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15">
            <text:p>271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1H26M13.658S">
            <text:p>11:26:13.6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20">
            <text:p>182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1H26M15.322S">
            <text:p>11:26:15.3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1H26M13.655S">
            <text:p>11:26:13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867">
            <text:p>1867</text:p>
          </table:table-cell>
          <table:table-cell office:value-type="string">
            <text:p>Success</text:p>
          </table:table-cell>
          <table:table-cell office:value-type="float" office:value="24218">
            <text:p>24218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1H26M12.61S">
            <text:p>11:26:12.6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17">
            <text:p>29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1H26M15.524S">
            <text:p>11:26:15.5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1H26M15.387S">
            <text:p>11:26:15.3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1H26M13.581S">
            <text:p>11:26:13.5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84">
            <text:p>1984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1H26M13.226S">
            <text:p>11:26:13.2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1H26M15.565S">
            <text:p>11:26:15.5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1H26M15.541S">
            <text:p>11:26:15.5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1H26M13.792S">
            <text:p>11:26:13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14">
            <text:p>191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1H26M15.306S">
            <text:p>11:26:15.3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1H26M15.555S">
            <text:p>11:26:15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1H26M15.179S">
            <text:p>11:26:15.1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1H26M15.712S">
            <text:p>11:26:15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1H26M14.758S">
            <text:p>11:26:14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1H26M13.944S">
            <text:p>11:26:13.9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1H26M13.598S">
            <text:p>11:26:13.6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1H26M15.691S">
            <text:p>11:26:15.6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1H26M13.563S">
            <text:p>11:26:13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1H26M15.867S">
            <text:p>11:26:15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1H26M14.848S">
            <text:p>11:26:14.8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1H26M13.603S">
            <text:p>11:26:13.6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39457">
            <text:p>39457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1H26M15.981S">
            <text:p>11:26:15.9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1H26M14.067S">
            <text:p>11:26:14.0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1H26M16.029S">
            <text:p>11:26:16.0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1H26M12.616S">
            <text:p>11:26:12.62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564">
            <text:p>35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1H26M13.468S">
            <text:p>11:26:13.4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740">
            <text:p>2740</text:p>
          </table:table-cell>
          <table:table-cell office:value-type="string">
            <text:p>Success</text:p>
          </table:table-cell>
          <table:table-cell office:value-type="float" office:value="39453">
            <text:p>39453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1H26M15.604S">
            <text:p>11:26:15.6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1H26M13.18S">
            <text:p>11:26:13.1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1H26M13.809S">
            <text:p>11:26:13.81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1H26M13.195S">
            <text:p>11:26:13.2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067">
            <text:p>3067</text:p>
          </table:table-cell>
          <table:table-cell office:value-type="string">
            <text:p>Success</text:p>
          </table:table-cell>
          <table:table-cell office:value-type="float" office:value="39455">
            <text:p>3945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1H26M13.645S">
            <text:p>11:26:13.6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31">
            <text:p>263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1H26M15.784S">
            <text:p>11:26:15.7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8">
            <text:p>49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1H26M13.849S">
            <text:p>11:26:13.85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43">
            <text:p>2443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1H26M14.676S">
            <text:p>11:26:14.6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1H26M13.097S">
            <text:p>11:26:13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201">
            <text:p>3201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1H26M15.737S">
            <text:p>11:26:15.7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1H26M15.513S">
            <text:p>11:26:15.5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1H26M11.127S">
            <text:p>11:26:11.1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222">
            <text:p>5222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1H26M15.808S">
            <text:p>11:26:15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1H26M13.818S">
            <text:p>11:26:13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1H26M13.728S">
            <text:p>11:26:13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1H26M16.276S">
            <text:p>11:26:16.2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1H26M15.607S">
            <text:p>11:26:15.6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69">
            <text:p>769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1H26M12.552S">
            <text:p>11:26:12.5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1H26M16.376S">
            <text:p>11:26:16.3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1H26M16.373S">
            <text:p>11:26:16.3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1H26M16.365S">
            <text:p>11:26:16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1H26M13.954S">
            <text:p>11:26:13.9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1H26M14.089S">
            <text:p>11:26:14.0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57">
            <text:p>235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1H26M16.219S">
            <text:p>11:26:16.2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1H26M14.147S">
            <text:p>11:26:14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303">
            <text:p>230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1H26M15.948S">
            <text:p>11:26:15.9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1H26M13.431S">
            <text:p>11:26:13.4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030">
            <text:p>3030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1H26M12.997S">
            <text:p>11:26:13.0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466">
            <text:p>346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1H26M16.37S">
            <text:p>11:26:16.3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1H26M13.579S">
            <text:p>11:26:13.5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1H26M14.187S">
            <text:p>11:26:14.1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293">
            <text:p>229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1H26M14.982S">
            <text:p>11:26:14.9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00">
            <text:p>150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1H26M14.669S">
            <text:p>11:26:14.6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15">
            <text:p>181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1H26M14.177S">
            <text:p>11:26:14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309">
            <text:p>230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1H26M14.079S">
            <text:p>11:26:14.0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06">
            <text:p>2406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1H26M16.4S">
            <text:p>11:26:16.4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1H26M16.419S">
            <text:p>11:26:16.4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1H26M16.011S">
            <text:p>11:26:16.0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1H26M16.282S">
            <text:p>11:26:16.2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1H26M16.486S">
            <text:p>11:26:16.4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1H26M16.483S">
            <text:p>11:26:16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1H26M16.485S">
            <text:p>11:26:16.4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1H26M16.465S">
            <text:p>11:26:16.4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1H26M16.452S">
            <text:p>11:26:16.4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1H26M15.706S">
            <text:p>11:26:15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1H26M16.226S">
            <text:p>11:26:16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67310">
            <text:p>67310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1H26M16.306S">
            <text:p>11:26:16.3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1H26M16.408S">
            <text:p>11:26:16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1H26M16.521S">
            <text:p>11:26:16.5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1H26M16.506S">
            <text:p>11:26:16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32">
            <text:p>3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1H26M16.465S">
            <text:p>11:26:16.4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1H26M16.571S">
            <text:p>11:26:16.5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1H26M16.094S">
            <text:p>11:26:16.0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1H26M16.621S">
            <text:p>11:26:16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1H26M16.555S">
            <text:p>11:26:16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1H26M16.901S">
            <text:p>11:26:16.9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1H26M16.554S">
            <text:p>11:26:16.5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10836">
            <text:p>10836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1H26M16.569S">
            <text:p>11:26:16.5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1H26M16.65S">
            <text:p>11:26:16.6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1H26M16.668S">
            <text:p>11:26:16.6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6682">
            <text:p>26682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1H26M16.814S">
            <text:p>11:26:16.8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1H26M17.085S">
            <text:p>11:26:17.0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1H26M16.838S">
            <text:p>11:26:16.8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1H26M16.927S">
            <text:p>11:26:16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1H26M16.939S">
            <text:p>11:26:16.9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1H26M16.74S">
            <text:p>11:26:16.7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95">
            <text:p>49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1H26M16.463S">
            <text:p>11:26:16.4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1H26M12.417S">
            <text:p>11:26:12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40">
            <text:p>4840</text:p>
          </table:table-cell>
          <table:table-cell office:value-type="string">
            <text:p>Success</text:p>
          </table:table-cell>
          <table:table-cell office:value-type="float" office:value="39455">
            <text:p>3945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1H26M16.84S">
            <text:p>11:26:16.8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1H26M16.963S">
            <text:p>11:26:16.9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10836">
            <text:p>1083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1H26M16.447S">
            <text:p>11:26:16.4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26682">
            <text:p>26682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1H26M16.487S">
            <text:p>11:26:16.4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26682">
            <text:p>26682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1H26M16.493S">
            <text:p>11:26:16.4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12425">
            <text:p>12425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1H26M17.246S">
            <text:p>11:26:17.2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1H26M16.904S">
            <text:p>11:26:16.9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1H26M17.273S">
            <text:p>11:26:17.2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1H26M15.779S">
            <text:p>11:26:15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1H26M17.146S">
            <text:p>11:26:17.1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1H26M17.062S">
            <text:p>11:26:17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1H26M17.286S">
            <text:p>11:26:17.2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1H26M17.234S">
            <text:p>11:26:17.23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1H26M17.059S">
            <text:p>11:26:17.0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1H26M17.222S">
            <text:p>11:26:17.2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1H26M17.266S">
            <text:p>11:26:17.2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1H26M17.372S">
            <text:p>11:26:17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1H26M17.345S">
            <text:p>11:26:17.3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1H26M16.104S">
            <text:p>11:26:16.1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1H26M17.385S">
            <text:p>11:26:17.3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1H26M17.22S">
            <text:p>11:26:17.2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1H26M17.601S">
            <text:p>11:26:17.6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1H26M17.424S">
            <text:p>11:26:17.4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1H26M17.359S">
            <text:p>11:26:17.3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1H26M17.574S">
            <text:p>11:26:17.5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1H26M17.46S">
            <text:p>11:26:17.4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1H26M17.688S">
            <text:p>11:26:17.6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1H26M17.742S">
            <text:p>11:26:17.7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1H26M17.691S">
            <text:p>11:26:17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1H26M17.859S">
            <text:p>11:26:17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1H26M17.874S">
            <text:p>11:26:17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1H26M17.861S">
            <text:p>11:26:17.8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1H26M17.943S">
            <text:p>11:26:17.9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1H26M17.754S">
            <text:p>11:26:17.7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1H26M17.65S">
            <text:p>11:26:17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1H26M17.509S">
            <text:p>11:26:17.5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1H26M17.571S">
            <text:p>11:26:17.5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1H26M17.445S">
            <text:p>11:26:17.4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1H26M12.475S">
            <text:p>11:26:12.4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029">
            <text:p>6029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1H26M16.678S">
            <text:p>11:26:16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70">
            <text:p>1870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1H26M16.482S">
            <text:p>11:26:16.4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28975">
            <text:p>2897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1H26M18.551S">
            <text:p>11:26:18.5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1H26M18.571S">
            <text:p>11:26:18.5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1H26M18.585S">
            <text:p>11:26:18.5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1H26M18.602S">
            <text:p>11:26:18.6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1H26M16.351S">
            <text:p>11:26:16.3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1H26M18.741S">
            <text:p>11:26:18.7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1H26M17.621S">
            <text:p>11:26:17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259">
            <text:p>2259</text:p>
          </table:table-cell>
          <table:table-cell office:value-type="string">
            <text:p>Success</text:p>
          </table:table-cell>
          <table:table-cell office:value-type="float" office:value="27498">
            <text:p>27498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1H26M16.306S">
            <text:p>11:26:16.3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66132">
            <text:p>66132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1H26M18.62S">
            <text:p>11:26:18.6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23">
            <text:p>1523</text:p>
          </table:table-cell>
          <table:table-cell office:value-type="string">
            <text:p>Success</text:p>
          </table:table-cell>
          <table:table-cell office:value-type="float" office:value="67206">
            <text:p>67206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1H26M16.299S">
            <text:p>11:26:16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850">
            <text:p>3850</text:p>
          </table:table-cell>
          <table:table-cell office:value-type="string">
            <text:p>Success</text:p>
          </table:table-cell>
          <table:table-cell office:value-type="float" office:value="67206">
            <text:p>67206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1H26M20.144S">
            <text:p>11:26:20.1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1H26M16.462S">
            <text:p>11:26:16.4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67007">
            <text:p>67007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1H26M20.165S">
            <text:p>11:26:20.1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1H26M18.152S">
            <text:p>11:26:18.1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64073">
            <text:p>64073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1H26M18.505S">
            <text:p>11:26:18.5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721">
            <text:p>1721</text:p>
          </table:table-cell>
          <table:table-cell office:value-type="string">
            <text:p>Success</text:p>
          </table:table-cell>
          <table:table-cell office:value-type="float" office:value="67206">
            <text:p>67206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1H26M20.205S">
            <text:p>11:26:20.2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1H26M16.477S">
            <text:p>11:26:16.4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82">
            <text:p>3782</text:p>
          </table:table-cell>
          <table:table-cell office:value-type="string">
            <text:p>Success</text:p>
          </table:table-cell>
          <table:table-cell office:value-type="float" office:value="66132">
            <text:p>66132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1H26M20.185S">
            <text:p>11:26:20.19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1H26M20.273S">
            <text:p>11:26:20.2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1H26M17.594S">
            <text:p>11:26:17.5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67206">
            <text:p>67206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1H26M20.298S">
            <text:p>11:26:20.3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1H26M20.234S">
            <text:p>11:26:20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1H26M17.974S">
            <text:p>11:26:17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47">
            <text:p>2347</text:p>
          </table:table-cell>
          <table:table-cell office:value-type="string">
            <text:p>Success</text:p>
          </table:table-cell>
          <table:table-cell office:value-type="float" office:value="64073">
            <text:p>64073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1H26M20.323S">
            <text:p>11:26:20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1H26M20.294S">
            <text:p>11:26:20.2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1652">
            <text:p>11652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1H26M20.317S">
            <text:p>11:26:20.3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1H26M20.338S">
            <text:p>11:26:20.3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1H26M20.319S">
            <text:p>11:26:20.3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1H26M20.399S">
            <text:p>11:26:20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1H26M20.406S">
            <text:p>11:26:20.4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1H26M20.438S">
            <text:p>11:26:20.4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2477">
            <text:p>12477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1H26M20.437S">
            <text:p>11:26:20.4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2477">
            <text:p>12477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1H26M20.159S">
            <text:p>11:26:20.1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14066">
            <text:p>14066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1H26M20.543S">
            <text:p>11:26:20.5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1H26M20.435S">
            <text:p>11:26:20.4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1H26M20.558S">
            <text:p>11:26:20.5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11652">
            <text:p>11652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1H26M20.364S">
            <text:p>11:26:20.3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1H26M12.497S">
            <text:p>11:26:12.5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261">
            <text:p>8261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1H26M13.696S">
            <text:p>11:26:13.7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074">
            <text:p>7074</text:p>
          </table:table-cell>
          <table:table-cell office:value-type="string">
            <text:p>Success</text:p>
          </table:table-cell>
          <table:table-cell office:value-type="float" office:value="38708">
            <text:p>38708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1H26M13.168S">
            <text:p>11:26:13.1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611">
            <text:p>7611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1H26M12.399S">
            <text:p>11:26:12.4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389">
            <text:p>8389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1H26M14.989S">
            <text:p>11:26:14.9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809">
            <text:p>5809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1H26M16.374S">
            <text:p>11:26:16.3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445">
            <text:p>4445</text:p>
          </table:table-cell>
          <table:table-cell office:value-type="string">
            <text:p>Success</text:p>
          </table:table-cell>
          <table:table-cell office:value-type="float" office:value="67206">
            <text:p>67206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1H26M15.083S">
            <text:p>11:26:15.0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744">
            <text:p>5744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1H26M14.969S">
            <text:p>11:26:14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871">
            <text:p>587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1H26M20.821S">
            <text:p>11:26:20.8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1H26M13.062S">
            <text:p>11:26:13.0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89">
            <text:p>7789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1H26M20.828S">
            <text:p>11:26:20.8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1H26M20.842S">
            <text:p>11:26:20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1H26M20.865S">
            <text:p>11:26:20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1H26M20.88S">
            <text:p>11:26:20.8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1H26M20.913S">
            <text:p>11:26:20.9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1H26M20.948S">
            <text:p>11:26:20.9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1H26M20.988S">
            <text:p>11:26:20.9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1H26M20.981S">
            <text:p>11:26:20.98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1H26M16.45S">
            <text:p>11:26:16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077">
            <text:p>5077</text:p>
          </table:table-cell>
          <table:table-cell office:value-type="string">
            <text:p>Success</text:p>
          </table:table-cell>
          <table:table-cell office:value-type="float" office:value="66133">
            <text:p>66133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1H26M21.528S">
            <text:p>11:26:21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1H26M18.756S">
            <text:p>11:26:18.7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318">
            <text:p>3318</text:p>
          </table:table-cell>
          <table:table-cell office:value-type="string">
            <text:p>Success</text:p>
          </table:table-cell>
          <table:table-cell office:value-type="float" office:value="64073">
            <text:p>64073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1H26M22.075S">
            <text:p>11:26:22.0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1H26M17.338S">
            <text:p>11:26:17.3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885">
            <text:p>4885</text:p>
          </table:table-cell>
          <table:table-cell office:value-type="string">
            <text:p>Success</text:p>
          </table:table-cell>
          <table:table-cell office:value-type="float" office:value="67103">
            <text:p>67103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1H26M22.224S">
            <text:p>11:26:22.2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1H26M16.381S">
            <text:p>11:26:16.3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878">
            <text:p>5878</text:p>
          </table:table-cell>
          <table:table-cell office:value-type="string">
            <text:p>Success</text:p>
          </table:table-cell>
          <table:table-cell office:value-type="float" office:value="67302">
            <text:p>67302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1H26M21.025S">
            <text:p>11:26:21.0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19">
            <text:p>1519</text:p>
          </table:table-cell>
          <table:table-cell office:value-type="string">
            <text:p>Success</text:p>
          </table:table-cell>
          <table:table-cell office:value-type="float" office:value="32243">
            <text:p>32243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1H26M13.653S">
            <text:p>11:26:13.6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126">
            <text:p>9126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1H26M21.03S">
            <text:p>11:26:21.0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61">
            <text:p>1761</text:p>
          </table:table-cell>
          <table:table-cell office:value-type="string">
            <text:p>Success</text:p>
          </table:table-cell>
          <table:table-cell office:value-type="float" office:value="30766">
            <text:p>30766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1H26M14.955S">
            <text:p>11:26:14.96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855">
            <text:p>7855</text:p>
          </table:table-cell>
          <table:table-cell office:value-type="string">
            <text:p>Success</text:p>
          </table:table-cell>
          <table:table-cell office:value-type="float" office:value="59774">
            <text:p>59774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1H26M13.508S">
            <text:p>11:26:13.5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303">
            <text:p>9303</text:p>
          </table:table-cell>
          <table:table-cell office:value-type="string">
            <text:p>Success</text:p>
          </table:table-cell>
          <table:table-cell office:value-type="float" office:value="38713">
            <text:p>38713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1H26M20.479S">
            <text:p>11:26:20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61">
            <text:p>2361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1H26M20.798S">
            <text:p>11:26:20.8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1H26M15.478S">
            <text:p>11:26:15.4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389">
            <text:p>7389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1H26M13.574S">
            <text:p>11:26:13.5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309">
            <text:p>930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1H26M14.109S">
            <text:p>11:26:14.1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787">
            <text:p>878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1H26M12.638S">
            <text:p>11:26:12.6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271">
            <text:p>10271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1H26M22.883S">
            <text:p>11:26:22.8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1H26M22.898S">
            <text:p>11:26:22.9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1H26M22.926S">
            <text:p>11:26:22.9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1H26M22.958S">
            <text:p>11:26:22.9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1H26M22.974S">
            <text:p>11:26:22.9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1H26M22.996S">
            <text:p>11:26:23.0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1H26M23.025S">
            <text:p>11:26:23.03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1H26M23.022S">
            <text:p>11:26:23.0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1H26M22.911S">
            <text:p>11:26:22.9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1H26M23.099S">
            <text:p>11:26:23.1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1H26M18.066S">
            <text:p>11:26:18.0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73">
            <text:p>5073</text:p>
          </table:table-cell>
          <table:table-cell office:value-type="string">
            <text:p>Success</text:p>
          </table:table-cell>
          <table:table-cell office:value-type="float" office:value="63869">
            <text:p>63869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1H26M18.242S">
            <text:p>11:26:18.2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923">
            <text:p>4923</text:p>
          </table:table-cell>
          <table:table-cell office:value-type="string">
            <text:p>Success</text:p>
          </table:table-cell>
          <table:table-cell office:value-type="float" office:value="63973">
            <text:p>63973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1H26M23.14S">
            <text:p>11:26:23.1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1H26M23.166S">
            <text:p>11:26:23.1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1H26M23.181S">
            <text:p>11:26:23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1H26M23.169S">
            <text:p>11:26:23.17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1H26M23.226S">
            <text:p>11:26:23.2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1H26M23.214S">
            <text:p>11:26:23.2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1H26M23.24S">
            <text:p>11:26:23.2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5745">
            <text:p>1574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1H26M16.13S">
            <text:p>11:26:16.13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458">
            <text:p>7458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1H26M16.672S">
            <text:p>11:26:16.6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60">
            <text:p>696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1H26M17.005S">
            <text:p>11:26:17.0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653">
            <text:p>665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1H26M15.362S">
            <text:p>11:26:15.3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339">
            <text:p>8339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1H26M23.588S">
            <text:p>11:26:23.5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1H26M20.85S">
            <text:p>11:26:20.8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59756">
            <text:p>59756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1H26M16.182S">
            <text:p>11:26:16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23">
            <text:p>7623</text:p>
          </table:table-cell>
          <table:table-cell office:value-type="string">
            <text:p>Success</text:p>
          </table:table-cell>
          <table:table-cell office:value-type="float" office:value="38708">
            <text:p>38708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1H26M15.891S">
            <text:p>11:26:15.8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915">
            <text:p>7915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1H26M17.271S">
            <text:p>11:26:17.2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546">
            <text:p>654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1H26M20.746S">
            <text:p>11:26:20.7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72">
            <text:p>307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1H26M20.226S">
            <text:p>11:26:20.2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594">
            <text:p>359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1H26M22.084S">
            <text:p>11:26:22.0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1H26M16.056S">
            <text:p>11:26:16.0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767">
            <text:p>7767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1H26M17.236S">
            <text:p>11:26:17.2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590">
            <text:p>659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1H26M17.287S">
            <text:p>11:26:17.2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539">
            <text:p>653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1H26M23.263S">
            <text:p>11:26:23.2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1H26M22.812S">
            <text:p>11:26:22.8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1H26M22.839S">
            <text:p>11:26:22.8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54323">
            <text:p>54323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1H26M16.234S">
            <text:p>11:26:16.2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600">
            <text:p>7600</text:p>
          </table:table-cell>
          <table:table-cell office:value-type="string">
            <text:p>Success</text:p>
          </table:table-cell>
          <table:table-cell office:value-type="float" office:value="39453">
            <text:p>39453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1H26M20.26S">
            <text:p>11:26:20.2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74">
            <text:p>357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1H26M23.295S">
            <text:p>11:26:23.3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1H26M23.057S">
            <text:p>11:26:23.0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31591">
            <text:p>31591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1H26M20.49S">
            <text:p>11:26:20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69">
            <text:p>336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1H26M16.301S">
            <text:p>11:26:16.3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575">
            <text:p>7575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1H26M22.237S">
            <text:p>11:26:22.2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41">
            <text:p>1641</text:p>
          </table:table-cell>
          <table:table-cell office:value-type="string">
            <text:p>Success</text:p>
          </table:table-cell>
          <table:table-cell office:value-type="float" office:value="59748">
            <text:p>59748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1H26M23.057S">
            <text:p>11:26:23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35">
            <text:p>835</text:p>
          </table:table-cell>
          <table:table-cell office:value-type="string">
            <text:p>Success</text:p>
          </table:table-cell>
          <table:table-cell office:value-type="float" office:value="31591">
            <text:p>31591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1H26M17.364S">
            <text:p>11:26:17.36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531">
            <text:p>653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1H26M16.292S">
            <text:p>11:26:16.2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632">
            <text:p>7632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1H26M23.835S">
            <text:p>11:26:23.8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1H26M22.261S">
            <text:p>11:26:22.2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73">
            <text:p>167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1H26M23.8S">
            <text:p>11:26:23.8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1H26M16.209S">
            <text:p>11:26:16.2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768">
            <text:p>7768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1H26M23.633S">
            <text:p>11:26:23.6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1H26M23.93S">
            <text:p>11:26:23.9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1H26M23.703S">
            <text:p>11:26:23.7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1H26M20.755S">
            <text:p>11:26:20.7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46">
            <text:p>3246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1H26M13.669S">
            <text:p>11:26:13.6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337">
            <text:p>10337</text:p>
          </table:table-cell>
          <table:table-cell office:value-type="string">
            <text:p>Success</text:p>
          </table:table-cell>
          <table:table-cell office:value-type="float" office:value="76360">
            <text:p>76360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1H26M20.15S">
            <text:p>11:26:20.1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863">
            <text:p>3863</text:p>
          </table:table-cell>
          <table:table-cell office:value-type="string">
            <text:p>Success</text:p>
          </table:table-cell>
          <table:table-cell office:value-type="float" office:value="76400">
            <text:p>76400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1H26M13.348S">
            <text:p>11:26:13.3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665">
            <text:p>10665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1H26M16.391S">
            <text:p>11:26:16.3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634">
            <text:p>7634</text:p>
          </table:table-cell>
          <table:table-cell office:value-type="string">
            <text:p>Success</text:p>
          </table:table-cell>
          <table:table-cell office:value-type="float" office:value="59772">
            <text:p>59772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1H26M22.868S">
            <text:p>11:26:22.8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1H26M24.015S">
            <text:p>11:26:24.0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1H26M24.006S">
            <text:p>11:26:24.0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1H26M15.528S">
            <text:p>11:26:15.5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533">
            <text:p>8533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1H26M24.041S">
            <text:p>11:26:24.0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1H26M23.986S">
            <text:p>11:26:23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1H26M23.984S">
            <text:p>11:26:23.9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1H26M24.109S">
            <text:p>11:26:24.1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1H26M24.114S">
            <text:p>11:26:24.1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1H26M24.129S">
            <text:p>11:26:24.1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1H26M24.234S">
            <text:p>11:26:24.2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1H26M24.047S">
            <text:p>11:26:24.0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1H26M24.043S">
            <text:p>11:26:24.0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1H26M24.311S">
            <text:p>11:26:24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1H26M24.32S">
            <text:p>11:26:24.3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1H26M24.015S">
            <text:p>11:26:24.0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1H26M24.917S">
            <text:p>11:26:24.9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1H26M23.992S">
            <text:p>11:26:23.9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1H26M25.073S">
            <text:p>11:26:25.07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1H26M23.876S">
            <text:p>11:26:23.8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1H26M25.126S">
            <text:p>11:26:25.13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1H26M23.825S">
            <text:p>11:26:23.8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1H26M23.934S">
            <text:p>11:26:23.9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05">
            <text:p>1405</text:p>
          </table:table-cell>
          <table:table-cell office:value-type="string">
            <text:p>Success</text:p>
          </table:table-cell>
          <table:table-cell office:value-type="float" office:value="30766">
            <text:p>30766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1H26M25.337S">
            <text:p>11:26:25.3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1H26M25.341S">
            <text:p>11:26:25.3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1H26M25.353S">
            <text:p>11:26:25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1H26M23.821S">
            <text:p>11:26:23.8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30766">
            <text:p>30766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1H26M25.385S">
            <text:p>11:26:25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1H26M25.416S">
            <text:p>11:26:25.4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1H26M19.881S">
            <text:p>11:26:19.8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576">
            <text:p>5576</text:p>
          </table:table-cell>
          <table:table-cell office:value-type="string">
            <text:p>Success</text:p>
          </table:table-cell>
          <table:table-cell office:value-type="float" office:value="59756">
            <text:p>59756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1H26M25.424S">
            <text:p>11:26:25.4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1H26M25.457S">
            <text:p>11:26:25.4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1H26M25.429S">
            <text:p>11:26:25.4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1H26M25.485S">
            <text:p>11:26:25.4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1H26M25.471S">
            <text:p>11:26:25.4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1H26M18.233S">
            <text:p>11:26:18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319">
            <text:p>7319</text:p>
          </table:table-cell>
          <table:table-cell office:value-type="string">
            <text:p>Success</text:p>
          </table:table-cell>
          <table:table-cell office:value-type="float" office:value="63868">
            <text:p>63868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1H26M25.515S">
            <text:p>11:26:25.5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1H26M25.552S">
            <text:p>11:26:25.5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1H26M25.538S">
            <text:p>11:26:25.5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1H26M25.59S">
            <text:p>11:26:25.5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1H26M16.265S">
            <text:p>11:26:16.2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375">
            <text:p>9375</text:p>
          </table:table-cell>
          <table:table-cell office:value-type="string">
            <text:p>Success</text:p>
          </table:table-cell>
          <table:table-cell office:value-type="float" office:value="67001">
            <text:p>67001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1H26M25.63S">
            <text:p>11:26:25.6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1H26M17.258S">
            <text:p>11:26:17.2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62">
            <text:p>8762</text:p>
          </table:table-cell>
          <table:table-cell office:value-type="string">
            <text:p>Success</text:p>
          </table:table-cell>
          <table:table-cell office:value-type="float" office:value="65921">
            <text:p>65921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1H26M23.808S">
            <text:p>11:26:23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416">
            <text:p>241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1H26M26.226S">
            <text:p>11:26:26.2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1H26M17.989S">
            <text:p>11:26:17.9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291">
            <text:p>8291</text:p>
          </table:table-cell>
          <table:table-cell office:value-type="string">
            <text:p>Success</text:p>
          </table:table-cell>
          <table:table-cell office:value-type="float" office:value="60832">
            <text:p>60832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1H26M26.28S">
            <text:p>11:26:26.2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1H26M26.291S">
            <text:p>11:26:26.2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1H26M26.315S">
            <text:p>11:26:26.3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1H26M23.979S">
            <text:p>11:26:23.9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1H26M22.781S">
            <text:p>11:26:22.7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584">
            <text:p>3584</text:p>
          </table:table-cell>
          <table:table-cell office:value-type="string">
            <text:p>Success</text:p>
          </table:table-cell>
          <table:table-cell office:value-type="float" office:value="39458">
            <text:p>39458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1H26M25.67S">
            <text:p>11:26:25.6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1H26M25.596S">
            <text:p>11:26:25.6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1H26M26.358S">
            <text:p>11:26:26.36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1H26M25.641S">
            <text:p>11:26:25.6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1H26M26.324S">
            <text:p>11:26:26.3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4920">
            <text:p>14920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1H26M18.152S">
            <text:p>11:26:18.1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247">
            <text:p>8247</text:p>
          </table:table-cell>
          <table:table-cell office:value-type="string">
            <text:p>Success</text:p>
          </table:table-cell>
          <table:table-cell office:value-type="float" office:value="60832">
            <text:p>60832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1H26M26.384S">
            <text:p>11:26:26.3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1H26M26.401S">
            <text:p>11:26:26.4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1H26M26.405S">
            <text:p>11:26:26.4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1H26M26.413S">
            <text:p>11:26:26.4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1H26M26.435S">
            <text:p>11:26:26.4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1H26M26.447S">
            <text:p>11:26:26.4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1H26M26.468S">
            <text:p>11:26:26.4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1H26M20.771S">
            <text:p>11:26:20.7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333">
            <text:p>7333</text:p>
          </table:table-cell>
          <table:table-cell office:value-type="string">
            <text:p>Success</text:p>
          </table:table-cell>
          <table:table-cell office:value-type="float" office:value="62986">
            <text:p>62986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1H26M17.097S">
            <text:p>11:26:17.1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057">
            <text:p>11057</text:p>
          </table:table-cell>
          <table:table-cell office:value-type="string">
            <text:p>Success</text:p>
          </table:table-cell>
          <table:table-cell office:value-type="float" office:value="61910">
            <text:p>61910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1H26M24.002S">
            <text:p>11:26:24.0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201">
            <text:p>4201</text:p>
          </table:table-cell>
          <table:table-cell office:value-type="string">
            <text:p>Success</text:p>
          </table:table-cell>
          <table:table-cell office:value-type="float" office:value="66216">
            <text:p>66216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1H26M22.791S">
            <text:p>11:26:22.7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448">
            <text:p>5448</text:p>
          </table:table-cell>
          <table:table-cell office:value-type="string">
            <text:p>Success</text:p>
          </table:table-cell>
          <table:table-cell office:value-type="float" office:value="66216">
            <text:p>66216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1H26M28.156S">
            <text:p>11:26:28.1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1H26M23.806S">
            <text:p>11:26:23.8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82">
            <text:p>4482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1H26M28.204S">
            <text:p>11:26:28.2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1H26M20.759S">
            <text:p>11:26:20.7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562">
            <text:p>7562</text:p>
          </table:table-cell>
          <table:table-cell office:value-type="string">
            <text:p>Success</text:p>
          </table:table-cell>
          <table:table-cell office:value-type="float" office:value="64063">
            <text:p>64063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1H26M28.241S">
            <text:p>11:26:28.2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1H26M18.548S">
            <text:p>11:26:18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773">
            <text:p>9773</text:p>
          </table:table-cell>
          <table:table-cell office:value-type="string">
            <text:p>Success</text:p>
          </table:table-cell>
          <table:table-cell office:value-type="float" office:value="60833">
            <text:p>60833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1H26M22.545S">
            <text:p>11:26:22.5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775">
            <text:p>5775</text:p>
          </table:table-cell>
          <table:table-cell office:value-type="string">
            <text:p>Success</text:p>
          </table:table-cell>
          <table:table-cell office:value-type="float" office:value="64063">
            <text:p>64063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1H26M28.322S">
            <text:p>11:26:28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1H26M17.752S">
            <text:p>11:26:17.7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616">
            <text:p>10616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1H26M28.324S">
            <text:p>11:26:28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1H26M28.324S">
            <text:p>11:26:28.3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1H26M28.249S">
            <text:p>11:26:28.2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1H26M18.228S">
            <text:p>11:26:18.2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199">
            <text:p>10199</text:p>
          </table:table-cell>
          <table:table-cell office:value-type="string">
            <text:p>Success</text:p>
          </table:table-cell>
          <table:table-cell office:value-type="float" office:value="63871">
            <text:p>63871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1H26M20.789S">
            <text:p>11:26:20.7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64063">
            <text:p>64063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1H26M28.427S">
            <text:p>11:26:28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1H26M28.378S">
            <text:p>11:26:28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1H26M28.322S">
            <text:p>11:26:28.3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1H26M25.083S">
            <text:p>11:26:25.0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452">
            <text:p>3452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1H26M23.826S">
            <text:p>11:26:23.8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718">
            <text:p>4718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1H26M28.378S">
            <text:p>11:26:28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1H26M22.812S">
            <text:p>11:26:22.8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747">
            <text:p>5747</text:p>
          </table:table-cell>
          <table:table-cell office:value-type="string">
            <text:p>Success</text:p>
          </table:table-cell>
          <table:table-cell office:value-type="float" office:value="66216">
            <text:p>66216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1H26M24.062S">
            <text:p>11:26:24.0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524">
            <text:p>4524</text:p>
          </table:table-cell>
          <table:table-cell office:value-type="string">
            <text:p>Success</text:p>
          </table:table-cell>
          <table:table-cell office:value-type="float" office:value="66218">
            <text:p>66218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1H26M20.85S">
            <text:p>11:26:20.8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35">
            <text:p>7735</text:p>
          </table:table-cell>
          <table:table-cell office:value-type="string">
            <text:p>Success</text:p>
          </table:table-cell>
          <table:table-cell office:value-type="float" office:value="60834">
            <text:p>60834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1H26M28.4S">
            <text:p>11:26:28.4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1H26M25.137S">
            <text:p>11:26:25.1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457">
            <text:p>3457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1H26M28.37S">
            <text:p>11:26:28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1H26M28.546S">
            <text:p>11:26:28.5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1H26M28.537S">
            <text:p>11:26:28.5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1H26M20.78S">
            <text:p>11:26:20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847">
            <text:p>7847</text:p>
          </table:table-cell>
          <table:table-cell office:value-type="string">
            <text:p>Success</text:p>
          </table:table-cell>
          <table:table-cell office:value-type="float" office:value="64064">
            <text:p>64064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1H26M23.827S">
            <text:p>11:26:23.8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10">
            <text:p>4810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1H26M24.926S">
            <text:p>11:26:24.9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719">
            <text:p>3719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1H26M25.464S">
            <text:p>11:26:25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180">
            <text:p>3180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1H26M28.595S">
            <text:p>11:26:28.6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1H26M25.554S">
            <text:p>11:26:25.5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092">
            <text:p>3092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1H26M23.845S">
            <text:p>11:26:23.8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08">
            <text:p>4808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1H26M28.654S">
            <text:p>11:26:28.6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1H26M23.827S">
            <text:p>11:26:23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851">
            <text:p>4851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1H26M28.648S">
            <text:p>11:26:28.6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1H26M28.525S">
            <text:p>11:26:28.5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1H26M28.646S">
            <text:p>11:26:28.6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1H26M28.458S">
            <text:p>11:26:28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1H26M23.112S">
            <text:p>11:26:23.1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641">
            <text:p>5641</text:p>
          </table:table-cell>
          <table:table-cell office:value-type="string">
            <text:p>Success</text:p>
          </table:table-cell>
          <table:table-cell office:value-type="float" office:value="66217">
            <text:p>66217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1H26M28.595S">
            <text:p>11:26:28.6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15745">
            <text:p>15745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1H26M23.833S">
            <text:p>11:26:23.8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950">
            <text:p>4950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1H26M28.754S">
            <text:p>11:26:28.7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1H26M25.352S">
            <text:p>11:26:25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57">
            <text:p>3457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1H26M28.724S">
            <text:p>11:26:28.7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1H26M28.694S">
            <text:p>11:26:28.6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1H26M28.809S">
            <text:p>11:26:28.8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1H26M28.676S">
            <text:p>11:26:28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1H26M28.784S">
            <text:p>11:26:28.7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1H26M20.713S">
            <text:p>11:26:20.7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168">
            <text:p>8168</text:p>
          </table:table-cell>
          <table:table-cell office:value-type="string">
            <text:p>Success</text:p>
          </table:table-cell>
          <table:table-cell office:value-type="float" office:value="60834">
            <text:p>60834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1H26M28.602S">
            <text:p>11:26:28.6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1H26M28.874S">
            <text:p>11:26:28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1H26M28.843S">
            <text:p>11:26:28.8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1H26M28.892S">
            <text:p>11:26:28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1H26M24.131S">
            <text:p>11:26:24.1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67293">
            <text:p>67293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1H26M24.212S">
            <text:p>11:26:24.2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756">
            <text:p>4756</text:p>
          </table:table-cell>
          <table:table-cell office:value-type="string">
            <text:p>Success</text:p>
          </table:table-cell>
          <table:table-cell office:value-type="float" office:value="32408">
            <text:p>32408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1H26M28.961S">
            <text:p>11:26:28.9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1H26M28.866S">
            <text:p>11:26:28.8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1H26M23.894S">
            <text:p>11:26:23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138">
            <text:p>5138</text:p>
          </table:table-cell>
          <table:table-cell office:value-type="string">
            <text:p>Success</text:p>
          </table:table-cell>
          <table:table-cell office:value-type="float" office:value="66218">
            <text:p>66218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1H26M28.646S">
            <text:p>11:26:28.6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1H26M28.914S">
            <text:p>11:26:28.9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16562">
            <text:p>16562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1H26M28.939S">
            <text:p>11:26:28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6562">
            <text:p>16562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1H26M29.033S">
            <text:p>11:26:29.0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1H26M29.047S">
            <text:p>11:26:29.0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1H26M29.128S">
            <text:p>11:26:29.1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1H26M29.08S">
            <text:p>11:26:29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1H26M29.169S">
            <text:p>11:26:29.1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1H26M29.168S">
            <text:p>11:26:29.1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7379">
            <text:p>17379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1H26M28.352S">
            <text:p>11:26:28.3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60">
            <text:p>9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1H26M28.518S">
            <text:p>11:26:28.5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9785">
            <text:p>19785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1H26M26.503S">
            <text:p>11:26:26.5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51">
            <text:p>2851</text:p>
          </table:table-cell>
          <table:table-cell office:value-type="string">
            <text:p>Success</text:p>
          </table:table-cell>
          <table:table-cell office:value-type="float" office:value="34042">
            <text:p>34042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1H26M26.376S">
            <text:p>11:26:26.3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1H26M26.235S">
            <text:p>11:26:26.2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1H26M29.356S">
            <text:p>11:26:29.3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1H26M29.554S">
            <text:p>11:26:29.5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1H26M29.57S">
            <text:p>11:26:29.5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1H26M26.371S">
            <text:p>11:26:26.3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1H26M26.378S">
            <text:p>11:26:26.3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1H26M29.638S">
            <text:p>11:26:29.6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1H26M29.609S">
            <text:p>11:26:29.6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1H26M29.672S">
            <text:p>11:26:29.6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1H26M28.969S">
            <text:p>11:26:28.9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20">
            <text:p>820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1H26M28.902S">
            <text:p>11:26:28.9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1H26M29.79S">
            <text:p>11:26:29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1H26M29.829S">
            <text:p>11:26:29.8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1H26M29.867S">
            <text:p>11:26:29.87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1H26M24.279S">
            <text:p>11:26:24.2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704">
            <text:p>5704</text:p>
          </table:table-cell>
          <table:table-cell office:value-type="string">
            <text:p>Success</text:p>
          </table:table-cell>
          <table:table-cell office:value-type="float" office:value="36493">
            <text:p>36493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1H26M29.028S">
            <text:p>11:26:29.0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84">
            <text:p>15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1H26M23.823S">
            <text:p>11:26:23.8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933">
            <text:p>6933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1H26M23.896S">
            <text:p>11:26:23.9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880">
            <text:p>6880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1H26M29.798S">
            <text:p>11:26:29.8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22128">
            <text:p>22128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1H26M23.878S">
            <text:p>11:26:23.8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6969">
            <text:p>6969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1H26M23.86S">
            <text:p>11:26:23.8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998">
            <text:p>6998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1H26M29.985S">
            <text:p>11:26:29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74">
            <text:p>874</text:p>
          </table:table-cell>
          <table:table-cell office:value-type="string">
            <text:p>Success</text:p>
          </table:table-cell>
          <table:table-cell office:value-type="float" office:value="67350">
            <text:p>67350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1H26M30.859S">
            <text:p>11:26:30.8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1H26M30.894S">
            <text:p>11:26:30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1H26M30.859S">
            <text:p>11:26:30.8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67294">
            <text:p>67294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1H26M30.959S">
            <text:p>11:26:30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1H26M30.778S">
            <text:p>11:26:30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1H26M30.941S">
            <text:p>11:26:30.9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1H26M30.974S">
            <text:p>11:26:30.9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1H26M30.981S">
            <text:p>11:26:30.98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1H26M21.54S">
            <text:p>11:26:21.54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520">
            <text:p>9520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1H26M24.028S">
            <text:p>11:26:24.0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042">
            <text:p>7042</text:p>
          </table:table-cell>
          <table:table-cell office:value-type="string">
            <text:p>Success</text:p>
          </table:table-cell>
          <table:table-cell office:value-type="float" office:value="19212">
            <text:p>19212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1H26M30.989S">
            <text:p>11:26:30.99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1H26M31.056S">
            <text:p>11:26:31.0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1H26M31.101S">
            <text:p>11:26:31.10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1H26M23.657S">
            <text:p>11:26:23.6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457">
            <text:p>7457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1H26M23.834S">
            <text:p>11:26:23.8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291">
            <text:p>7291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1H26M30.612S">
            <text:p>11:26:30.6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1H26M29.028S">
            <text:p>11:26:29.0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112">
            <text:p>211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1H26M28.858S">
            <text:p>11:26:28.86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59778">
            <text:p>59778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1H26M20.135S">
            <text:p>11:26:20.1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040">
            <text:p>11040</text:p>
          </table:table-cell>
          <table:table-cell office:value-type="string">
            <text:p>Success</text:p>
          </table:table-cell>
          <table:table-cell office:value-type="float" office:value="76377">
            <text:p>76377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1H26M31.175S">
            <text:p>11:26:31.1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1H26M23.818S">
            <text:p>11:26:23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404">
            <text:p>7404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1H26M31.222S">
            <text:p>11:26:31.2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1H26M31.328S">
            <text:p>11:26:31.3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1H26M28.782S">
            <text:p>11:26:28.7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1H26M28.835S">
            <text:p>11:26:28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28">
            <text:p>262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1H26M29.906S">
            <text:p>11:26:29.9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67">
            <text:p>156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1H26M29.214S">
            <text:p>11:26:29.2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71">
            <text:p>227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1H26M31.125S">
            <text:p>11:26:31.1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1H26M29.063S">
            <text:p>11:26:29.0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40">
            <text:p>244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1H26M31.495S">
            <text:p>11:26:31.5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1H26M26.478S">
            <text:p>11:26:26.4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72">
            <text:p>547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1H26M28.704S">
            <text:p>11:26:28.7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48">
            <text:p>3248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1H26M26.39S">
            <text:p>11:26:26.3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565">
            <text:p>556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1H26M28.61S">
            <text:p>11:26:28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360">
            <text:p>336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1H26M29.21S">
            <text:p>11:26:29.2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50">
            <text:p>295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1H26M28.612S">
            <text:p>11:26:28.6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1H26M31.442S">
            <text:p>11:26:31.4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1H26M29.075S">
            <text:p>11:26:29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1H26M31.083S">
            <text:p>11:26:31.0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24">
            <text:p>1124</text:p>
          </table:table-cell>
          <table:table-cell office:value-type="string">
            <text:p>Success</text:p>
          </table:table-cell>
          <table:table-cell office:value-type="float" office:value="27328">
            <text:p>27328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1H26M26.366S">
            <text:p>11:26:26.3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848">
            <text:p>5848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1H26M28.587S">
            <text:p>11:26:28.5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634">
            <text:p>3634</text:p>
          </table:table-cell>
          <table:table-cell office:value-type="string">
            <text:p>Success</text:p>
          </table:table-cell>
          <table:table-cell office:value-type="float" office:value="55025">
            <text:p>55025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1H26M31.062S">
            <text:p>11:26:31.0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75">
            <text:p>1175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1H26M32.222S">
            <text:p>11:26:32.2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1H26M32.267S">
            <text:p>11:26:32.2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1H26M32.328S">
            <text:p>11:26:32.3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1H26M32.361S">
            <text:p>11:26:32.3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1H26M32.214S">
            <text:p>11:26:32.2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1H26M32.432S">
            <text:p>11:26:32.43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1H26M29.721S">
            <text:p>11:26:29.7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84">
            <text:p>2784</text:p>
          </table:table-cell>
          <table:table-cell office:value-type="string">
            <text:p>Success</text:p>
          </table:table-cell>
          <table:table-cell office:value-type="float" office:value="16163">
            <text:p>16163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1H26M29.34S">
            <text:p>11:26:29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88">
            <text:p>3188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1H26M31.159S">
            <text:p>11:26:31.1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83">
            <text:p>1383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1H26M30.84S">
            <text:p>11:26:30.8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39455">
            <text:p>39455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1H26M29.521S">
            <text:p>11:26:29.5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76391">
            <text:p>76391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1H26M32.399S">
            <text:p>11:26:32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39157">
            <text:p>39157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1H26M30.983S">
            <text:p>11:26:30.9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61">
            <text:p>166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1H26M32.573S">
            <text:p>11:26:32.5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425">
            <text:p>42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1H26M32.664S">
            <text:p>11:26:32.6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425">
            <text:p>42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1H26M32.716S">
            <text:p>11:26:32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425">
            <text:p>425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1H26M22.849S">
            <text:p>11:26:22.8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924">
            <text:p>9924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1H26M31.224S">
            <text:p>11:26:31.2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54">
            <text:p>1854</text:p>
          </table:table-cell>
          <table:table-cell office:value-type="string">
            <text:p>Success</text:p>
          </table:table-cell>
          <table:table-cell office:value-type="float" office:value="66226">
            <text:p>66226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1H26M31.474S">
            <text:p>11:26:31.4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66224">
            <text:p>66224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1H26M33.078S">
            <text:p>11:26:33.0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1H26M33.099S">
            <text:p>11:26:33.1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1H26M32.552S">
            <text:p>11:26:32.5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1H26M33.344S">
            <text:p>11:26:33.34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1H26M33.36S">
            <text:p>11:26:33.3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1H26M33.371S">
            <text:p>11:26:33.37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1H26M33.116S">
            <text:p>11:26:33.1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1H26M30.758S">
            <text:p>11:26:30.7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018">
            <text:p>3018</text:p>
          </table:table-cell>
          <table:table-cell office:value-type="string">
            <text:p>Success</text:p>
          </table:table-cell>
          <table:table-cell office:value-type="float" office:value="77740">
            <text:p>77740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1H26M32.205S">
            <text:p>11:26:32.2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79">
            <text:p>1579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1H26M33.568S">
            <text:p>11:26:33.5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1H26M32.184S">
            <text:p>11:26:32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30">
            <text:p>1630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1H26M28.716S">
            <text:p>11:26:28.7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099">
            <text:p>5099</text:p>
          </table:table-cell>
          <table:table-cell office:value-type="string">
            <text:p>Success</text:p>
          </table:table-cell>
          <table:table-cell office:value-type="float" office:value="59778">
            <text:p>59778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1H26M32.209S">
            <text:p>11:26:32.2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39618">
            <text:p>39618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1H26M23.775S">
            <text:p>11:26:23.7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057">
            <text:p>10057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1H26M28.882S">
            <text:p>11:26:28.8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954">
            <text:p>4954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1H26M31.954S">
            <text:p>11:26:31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66227">
            <text:p>66227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1H26M33.839S">
            <text:p>11:26:33.8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467">
            <text:p>467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1H26M33.866S">
            <text:p>11:26:33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467">
            <text:p>467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1H26M33.902S">
            <text:p>11:26:33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67">
            <text:p>467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1H26M31.516S">
            <text:p>11:26:31.5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66226">
            <text:p>66226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1H26M34.065S">
            <text:p>11:26:34.0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1H26M33.826S">
            <text:p>11:26:33.8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1H26M34.245S">
            <text:p>11:26:34.25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1H26M34.253S">
            <text:p>11:26:34.25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1H26M34.258S">
            <text:p>11:26:34.26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1H26M33.815S">
            <text:p>11:26:33.8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1H26M24.391S">
            <text:p>11:26:24.3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340">
            <text:p>10340</text:p>
          </table:table-cell>
          <table:table-cell office:value-type="string">
            <text:p>Success</text:p>
          </table:table-cell>
          <table:table-cell office:value-type="float" office:value="32059">
            <text:p>32059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1H26M24.433S">
            <text:p>11:26:24.4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313">
            <text:p>10313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1H26M31.137S">
            <text:p>11:26:31.1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624">
            <text:p>3624</text:p>
          </table:table-cell>
          <table:table-cell office:value-type="string">
            <text:p>Success</text:p>
          </table:table-cell>
          <table:table-cell office:value-type="float" office:value="77744">
            <text:p>77744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1H26M28.435S">
            <text:p>11:26:28.4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343">
            <text:p>6343</text:p>
          </table:table-cell>
          <table:table-cell office:value-type="string">
            <text:p>Success</text:p>
          </table:table-cell>
          <table:table-cell office:value-type="float" office:value="59841">
            <text:p>59841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1H26M26.021S">
            <text:p>11:26:26.0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763">
            <text:p>8763</text:p>
          </table:table-cell>
          <table:table-cell office:value-type="string">
            <text:p>Success</text:p>
          </table:table-cell>
          <table:table-cell office:value-type="float" office:value="55026">
            <text:p>55026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1H26M34.779S">
            <text:p>11:26:34.7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38497">
            <text:p>38497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1H26M34.869S">
            <text:p>11:26:34.8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1H26M34.885S">
            <text:p>11:26:34.8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1H26M34.915S">
            <text:p>11:26:34.9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1H26M34.944S">
            <text:p>11:26:34.9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1H26M31.952S">
            <text:p>11:26:31.9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89">
            <text:p>3289</text:p>
          </table:table-cell>
          <table:table-cell office:value-type="string">
            <text:p>Success</text:p>
          </table:table-cell>
          <table:table-cell office:value-type="float" office:value="66228">
            <text:p>66228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1H26M29.314S">
            <text:p>11:26:29.3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328">
            <text:p>6328</text:p>
          </table:table-cell>
          <table:table-cell office:value-type="string">
            <text:p>Success</text:p>
          </table:table-cell>
          <table:table-cell office:value-type="float" office:value="22159">
            <text:p>22159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1H26M34.785S">
            <text:p>11:26:34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38497">
            <text:p>38497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1H26M36.117S">
            <text:p>11:26:36.1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1H26M23.84S">
            <text:p>11:26:23.8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344">
            <text:p>12344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1H26M31.504S">
            <text:p>11:26:31.5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13">
            <text:p>4713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1H26M28.545S">
            <text:p>11:26:28.5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676">
            <text:p>7676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1H26M31.349S">
            <text:p>11:26:31.3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875">
            <text:p>487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1H26M31.487S">
            <text:p>11:26:31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744">
            <text:p>4744</text:p>
          </table:table-cell>
          <table:table-cell office:value-type="string">
            <text:p>Success</text:p>
          </table:table-cell>
          <table:table-cell office:value-type="float" office:value="54325">
            <text:p>54325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1H26M23.828S">
            <text:p>11:26:23.8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410">
            <text:p>12410</text:p>
          </table:table-cell>
          <table:table-cell office:value-type="string">
            <text:p>Success</text:p>
          </table:table-cell>
          <table:table-cell office:value-type="float" office:value="77007">
            <text:p>77007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1H26M33.815S">
            <text:p>11:26:33.8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77740">
            <text:p>77740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1H26M36.163S">
            <text:p>11:26:36.1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1H26M30.849S">
            <text:p>11:26:30.8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77714">
            <text:p>77714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1H26M29.618S">
            <text:p>11:26:29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663">
            <text:p>6663</text:p>
          </table:table-cell>
          <table:table-cell office:value-type="string">
            <text:p>Success</text:p>
          </table:table-cell>
          <table:table-cell office:value-type="float" office:value="76399">
            <text:p>76399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1H26M31.141S">
            <text:p>11:26:31.1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150">
            <text:p>5150</text:p>
          </table:table-cell>
          <table:table-cell office:value-type="string">
            <text:p>Success</text:p>
          </table:table-cell>
          <table:table-cell office:value-type="float" office:value="66029">
            <text:p>66029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1H26M36.221S">
            <text:p>11:26:36.2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1H26M36.264S">
            <text:p>11:26:36.2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1H26M36.282S">
            <text:p>11:26:36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1H26M36.321S">
            <text:p>11:26:36.3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1H26M36.328S">
            <text:p>11:26:36.3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1H26M36.311S">
            <text:p>11:26:36.3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1H26M36.382S">
            <text:p>11:26:36.3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1H26M36.407S">
            <text:p>11:26:36.4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1H26M32.2S">
            <text:p>11:26:32.2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373">
            <text:p>4373</text:p>
          </table:table-cell>
          <table:table-cell office:value-type="string">
            <text:p>Success</text:p>
          </table:table-cell>
          <table:table-cell office:value-type="float" office:value="66030">
            <text:p>66030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1H26M36.573S">
            <text:p>11:26:36.5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1H26M36.652S">
            <text:p>11:26:36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1H26M36.663S">
            <text:p>11:26:36.6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1H26M31.464S">
            <text:p>11:26:31.4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445">
            <text:p>5445</text:p>
          </table:table-cell>
          <table:table-cell office:value-type="string">
            <text:p>Success</text:p>
          </table:table-cell>
          <table:table-cell office:value-type="float" office:value="66026">
            <text:p>66026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1H26M31.117S">
            <text:p>11:26:31.1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937">
            <text:p>5937</text:p>
          </table:table-cell>
          <table:table-cell office:value-type="string">
            <text:p>Success</text:p>
          </table:table-cell>
          <table:table-cell office:value-type="float" office:value="66024">
            <text:p>66024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1H26M37.057S">
            <text:p>11:26:37.0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1H26M37.074S">
            <text:p>11:26:37.0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1H26M32.53S">
            <text:p>11:26:32.5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689">
            <text:p>4689</text:p>
          </table:table-cell>
          <table:table-cell office:value-type="string">
            <text:p>Success</text:p>
          </table:table-cell>
          <table:table-cell office:value-type="float" office:value="62896">
            <text:p>62896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1H26M34.733S">
            <text:p>11:26:34.7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22">
            <text:p>2522</text:p>
          </table:table-cell>
          <table:table-cell office:value-type="string">
            <text:p>Success</text:p>
          </table:table-cell>
          <table:table-cell office:value-type="float" office:value="61886">
            <text:p>61886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1H26M33.833S">
            <text:p>11:26:33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454">
            <text:p>3454</text:p>
          </table:table-cell>
          <table:table-cell office:value-type="string">
            <text:p>Success</text:p>
          </table:table-cell>
          <table:table-cell office:value-type="float" office:value="61717">
            <text:p>61717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1H26M32.504S">
            <text:p>11:26:32.5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89">
            <text:p>4789</text:p>
          </table:table-cell>
          <table:table-cell office:value-type="string">
            <text:p>Success</text:p>
          </table:table-cell>
          <table:table-cell office:value-type="float" office:value="65929">
            <text:p>65929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1H26M37.256S">
            <text:p>11:26:37.2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1H26M33.785S">
            <text:p>11:26:33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27">
            <text:p>3527</text:p>
          </table:table-cell>
          <table:table-cell office:value-type="string">
            <text:p>Success</text:p>
          </table:table-cell>
          <table:table-cell office:value-type="float" office:value="60739">
            <text:p>60739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1H26M32.645S">
            <text:p>11:26:32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684">
            <text:p>4684</text:p>
          </table:table-cell>
          <table:table-cell office:value-type="string">
            <text:p>Success</text:p>
          </table:table-cell>
          <table:table-cell office:value-type="float" office:value="62896">
            <text:p>62896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1H26M37.304S">
            <text:p>11:26:37.3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1H26M37.314S">
            <text:p>11:26:37.3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1H26M31.971S">
            <text:p>11:26:31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71">
            <text:p>5371</text:p>
          </table:table-cell>
          <table:table-cell office:value-type="string">
            <text:p>Success</text:p>
          </table:table-cell>
          <table:table-cell office:value-type="float" office:value="65930">
            <text:p>65930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1H26M32.581S">
            <text:p>11:26:32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778">
            <text:p>4778</text:p>
          </table:table-cell>
          <table:table-cell office:value-type="string">
            <text:p>Success</text:p>
          </table:table-cell>
          <table:table-cell office:value-type="float" office:value="63776">
            <text:p>63776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1H26M37.337S">
            <text:p>11:26:37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1H26M32.451S">
            <text:p>11:26:32.4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916">
            <text:p>4916</text:p>
          </table:table-cell>
          <table:table-cell office:value-type="string">
            <text:p>Success</text:p>
          </table:table-cell>
          <table:table-cell office:value-type="float" office:value="65930">
            <text:p>65930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1H26M34.97S">
            <text:p>11:26:34.9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399">
            <text:p>2399</text:p>
          </table:table-cell>
          <table:table-cell office:value-type="string">
            <text:p>Success</text:p>
          </table:table-cell>
          <table:table-cell office:value-type="float" office:value="60835">
            <text:p>60835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1H26M32.16S">
            <text:p>11:26:32.1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235">
            <text:p>5235</text:p>
          </table:table-cell>
          <table:table-cell office:value-type="string">
            <text:p>Success</text:p>
          </table:table-cell>
          <table:table-cell office:value-type="float" office:value="65831">
            <text:p>65831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1H26M37.36S">
            <text:p>11:26:37.3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1H26M37.368S">
            <text:p>11:26:37.3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1H26M37.369S">
            <text:p>11:26:37.3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1H26M37.408S">
            <text:p>11:26:37.4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1H26M37.289S">
            <text:p>11:26:37.2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1H26M37.415S">
            <text:p>11:26:37.4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1H26M37.456S">
            <text:p>11:26:37.4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1H26M37.457S">
            <text:p>11:26:37.4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1H26M37.469S">
            <text:p>11:26:37.4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1H26M37.49S">
            <text:p>11:26:37.4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1H26M37.475S">
            <text:p>11:26:37.4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923">
            <text:p>23923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1H26M37.427S">
            <text:p>11:26:37.4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5517">
            <text:p>25517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1H26M37.363S">
            <text:p>11:26:37.3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1H26M28.798S">
            <text:p>11:26:28.8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354">
            <text:p>9354</text:p>
          </table:table-cell>
          <table:table-cell office:value-type="string">
            <text:p>Success</text:p>
          </table:table-cell>
          <table:table-cell office:value-type="float" office:value="59778">
            <text:p>59778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1H26M37.088S">
            <text:p>11:26:37.0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1H26M23.963S">
            <text:p>11:26:23.9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4661">
            <text:p>14661</text:p>
          </table:table-cell>
          <table:table-cell office:value-type="string">
            <text:p>Success</text:p>
          </table:table-cell>
          <table:table-cell office:value-type="float" office:value="76989">
            <text:p>76989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1H26M23.82S">
            <text:p>11:26:23.8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822">
            <text:p>14822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1H26M29.656S">
            <text:p>11:26:29.66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076">
            <text:p>9076</text:p>
          </table:table-cell>
          <table:table-cell office:value-type="string">
            <text:p>Success</text:p>
          </table:table-cell>
          <table:table-cell office:value-type="float" office:value="59774">
            <text:p>59774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1H26M29.58S">
            <text:p>11:26:29.5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159">
            <text:p>9159</text:p>
          </table:table-cell>
          <table:table-cell office:value-type="string">
            <text:p>Success</text:p>
          </table:table-cell>
          <table:table-cell office:value-type="float" office:value="59778">
            <text:p>59778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1H26M38.734S">
            <text:p>11:26:38.7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1H26M28.647S">
            <text:p>11:26:28.6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350">
            <text:p>10350</text:p>
          </table:table-cell>
          <table:table-cell office:value-type="string">
            <text:p>Success</text:p>
          </table:table-cell>
          <table:table-cell office:value-type="float" office:value="59774">
            <text:p>59774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1H26M38.739S">
            <text:p>11:26:38.7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1H26M37.334S">
            <text:p>11:26:37.3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1H26M38.999S">
            <text:p>11:26:39.0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1H26M38.152S">
            <text:p>11:26:38.1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1H26M23.926S">
            <text:p>11:26:23.9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123">
            <text:p>15123</text:p>
          </table:table-cell>
          <table:table-cell office:value-type="string">
            <text:p>Success</text:p>
          </table:table-cell>
          <table:table-cell office:value-type="float" office:value="52829">
            <text:p>52829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1H26M39.02S">
            <text:p>11:26:39.0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1H26M39.05S">
            <text:p>11:26:39.0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1H26M39.342S">
            <text:p>11:26:39.34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1H26M37.524S">
            <text:p>11:26:37.5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1H26M39.052S">
            <text:p>11:26:39.0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1H26M37.415S">
            <text:p>11:26:37.42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81">
            <text:p>1981</text:p>
          </table:table-cell>
          <table:table-cell office:value-type="string">
            <text:p>Success</text:p>
          </table:table-cell>
          <table:table-cell office:value-type="float" office:value="59756">
            <text:p>59756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1H26M33.792S">
            <text:p>11:26:33.7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629">
            <text:p>5629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1H26M36.382S">
            <text:p>11:26:36.3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60837">
            <text:p>60837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1H26M39.696S">
            <text:p>11:26:39.7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1H26M39.71S">
            <text:p>11:26:39.71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1H26M39.741S">
            <text:p>11:26:39.7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1H26M39.757S">
            <text:p>11:26:39.7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568">
            <text:p>25568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1H26M39.423S">
            <text:p>11:26:39.4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1H26M40.072S">
            <text:p>11:26:40.07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1H26M40.099S">
            <text:p>11:26:40.10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1H26M40.118S">
            <text:p>11:26:40.12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1H26M28.679S">
            <text:p>11:26:28.6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474">
            <text:p>11474</text:p>
          </table:table-cell>
          <table:table-cell office:value-type="string">
            <text:p>Success</text:p>
          </table:table-cell>
          <table:table-cell office:value-type="float" office:value="76373">
            <text:p>76373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1H26M33.916S">
            <text:p>11:26:33.9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252">
            <text:p>625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1H26M34.079S">
            <text:p>11:26:34.08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099">
            <text:p>6099</text:p>
          </table:table-cell>
          <table:table-cell office:value-type="string">
            <text:p>Success</text:p>
          </table:table-cell>
          <table:table-cell office:value-type="float" office:value="59752">
            <text:p>59752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1H26M39.793S">
            <text:p>11:26:39.7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1H26M35.642S">
            <text:p>11:26:35.6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572">
            <text:p>4572</text:p>
          </table:table-cell>
          <table:table-cell office:value-type="string">
            <text:p>Success</text:p>
          </table:table-cell>
          <table:table-cell office:value-type="float" office:value="39618">
            <text:p>39618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1H26M36.431S">
            <text:p>11:26:36.4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1H26M28.105S">
            <text:p>11:26:28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134">
            <text:p>12134</text:p>
          </table:table-cell>
          <table:table-cell office:value-type="string">
            <text:p>Success</text:p>
          </table:table-cell>
          <table:table-cell office:value-type="float" office:value="57672">
            <text:p>57672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1H26M28.588S">
            <text:p>11:26:28.5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660">
            <text:p>11660</text:p>
          </table:table-cell>
          <table:table-cell office:value-type="string">
            <text:p>Success</text:p>
          </table:table-cell>
          <table:table-cell office:value-type="float" office:value="57660">
            <text:p>57660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1H26M32.237S">
            <text:p>11:26:32.2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018">
            <text:p>8018</text:p>
          </table:table-cell>
          <table:table-cell office:value-type="string">
            <text:p>Success</text:p>
          </table:table-cell>
          <table:table-cell office:value-type="float" office:value="76985">
            <text:p>76985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1H26M28.559S">
            <text:p>11:26:28.5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705">
            <text:p>11705</text:p>
          </table:table-cell>
          <table:table-cell office:value-type="string">
            <text:p>Success</text:p>
          </table:table-cell>
          <table:table-cell office:value-type="float" office:value="58387">
            <text:p>58387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1H26M31.955S">
            <text:p>11:26:31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319">
            <text:p>8319</text:p>
          </table:table-cell>
          <table:table-cell office:value-type="string">
            <text:p>Success</text:p>
          </table:table-cell>
          <table:table-cell office:value-type="float" office:value="50146">
            <text:p>50146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1H26M40.202S">
            <text:p>11:26:40.2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51638">
            <text:p>51638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1H26M28.637S">
            <text:p>11:26:28.6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657">
            <text:p>11657</text:p>
          </table:table-cell>
          <table:table-cell office:value-type="string">
            <text:p>Success</text:p>
          </table:table-cell>
          <table:table-cell office:value-type="float" office:value="76373">
            <text:p>76373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1H26M40.155S">
            <text:p>11:26:40.1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1H26M33.86S">
            <text:p>11:26:33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438">
            <text:p>6438</text:p>
          </table:table-cell>
          <table:table-cell office:value-type="string">
            <text:p>Success</text:p>
          </table:table-cell>
          <table:table-cell office:value-type="float" office:value="76396">
            <text:p>76396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1H26M39.396S">
            <text:p>11:26:39.4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1H26M31.07S">
            <text:p>11:26:31.0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242">
            <text:p>9242</text:p>
          </table:table-cell>
          <table:table-cell office:value-type="string">
            <text:p>Success</text:p>
          </table:table-cell>
          <table:table-cell office:value-type="float" office:value="75868">
            <text:p>75868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1H26M40.298S">
            <text:p>11:26:40.3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1H26M40.296S">
            <text:p>11:26:40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1H26M40.341S">
            <text:p>11:26:40.3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1H26M40.332S">
            <text:p>11:26:40.3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1H26M40.297S">
            <text:p>11:26:40.3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1H26M40.214S">
            <text:p>11:26:40.2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1H26M40.379S">
            <text:p>11:26:40.3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1H26M40.384S">
            <text:p>11:26:40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1H26M32.775S">
            <text:p>11:26:32.7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676">
            <text:p>7676</text:p>
          </table:table-cell>
          <table:table-cell office:value-type="string">
            <text:p>Success</text:p>
          </table:table-cell>
          <table:table-cell office:value-type="float" office:value="61615">
            <text:p>6161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1H26M40.424S">
            <text:p>11:26:40.42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1H26M40.46S">
            <text:p>11:26:40.46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1H26M40.467S">
            <text:p>11:26:40.47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1H26M40.41S">
            <text:p>11:26:40.4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1H26M40.452S">
            <text:p>11:26:40.4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1H26M40.483S">
            <text:p>11:26:40.4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1H26M40.525S">
            <text:p>11:26:40.5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1H26M40.542S">
            <text:p>11:26:40.5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1H26M40.265S">
            <text:p>11:26:40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42439">
            <text:p>42439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1H26M41.219S">
            <text:p>11:26:41.2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1H26M41.231S">
            <text:p>11:26:41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1H26M41.243S">
            <text:p>11:26:41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1H26M41.257S">
            <text:p>11:26:41.2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1H26M34.761S">
            <text:p>11:26:34.7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662">
            <text:p>6662</text:p>
          </table:table-cell>
          <table:table-cell office:value-type="string">
            <text:p>Success</text:p>
          </table:table-cell>
          <table:table-cell office:value-type="float" office:value="60734">
            <text:p>60734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1H26M41.427S">
            <text:p>11:26:41.4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1H26M41.438S">
            <text:p>11:26:41.4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1H26M41.451S">
            <text:p>11:26:41.4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1H26M41.465S">
            <text:p>11:26:41.4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35">
            <text:p>63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1H26M37.512S">
            <text:p>11:26:37.5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05">
            <text:p>420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1H26M40.249S">
            <text:p>11:26:40.2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40962">
            <text:p>40962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1H26M41.718S">
            <text:p>11:26:41.7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1H26M34.676S">
            <text:p>11:26:34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064">
            <text:p>7064</text:p>
          </table:table-cell>
          <table:table-cell office:value-type="string">
            <text:p>Success</text:p>
          </table:table-cell>
          <table:table-cell office:value-type="float" office:value="77744">
            <text:p>77744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1H26M41.731S">
            <text:p>11:26:41.7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1H26M41.761S">
            <text:p>11:26:41.7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1H26M41.787S">
            <text:p>11:26:41.7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1H26M34.747S">
            <text:p>11:26:34.7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171">
            <text:p>7171</text:p>
          </table:table-cell>
          <table:table-cell office:value-type="string">
            <text:p>Success</text:p>
          </table:table-cell>
          <table:table-cell office:value-type="float" office:value="60634">
            <text:p>60634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1H26M41.921S">
            <text:p>11:26:41.9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1H26M41.932S">
            <text:p>11:26:41.9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1H26M33.089S">
            <text:p>11:26:33.0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503">
            <text:p>9503</text:p>
          </table:table-cell>
          <table:table-cell office:value-type="string">
            <text:p>Success</text:p>
          </table:table-cell>
          <table:table-cell office:value-type="float" office:value="76373">
            <text:p>76373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1H26M42.592S">
            <text:p>11:26:42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77">
            <text:p>677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1H26M40.24S">
            <text:p>11:26:40.2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92">
            <text:p>2392</text:p>
          </table:table-cell>
          <table:table-cell office:value-type="string">
            <text:p>Success</text:p>
          </table:table-cell>
          <table:table-cell office:value-type="float" office:value="40962">
            <text:p>40962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1H26M42.633S">
            <text:p>11:26:42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1H26M42.618S">
            <text:p>11:26:42.6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77">
            <text:p>67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1H26M42.653S">
            <text:p>11:26:42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1H26M42.671S">
            <text:p>11:26:42.6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77">
            <text:p>67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1H26M42.685S">
            <text:p>11:26:42.6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1H26M42.736S">
            <text:p>11:26:42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1H26M36.184S">
            <text:p>11:26:36.1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842">
            <text:p>6842</text:p>
          </table:table-cell>
          <table:table-cell office:value-type="string">
            <text:p>Success</text:p>
          </table:table-cell>
          <table:table-cell office:value-type="float" office:value="60734">
            <text:p>60734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1H26M43.027S">
            <text:p>11:26:43.0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1H26M43.045S">
            <text:p>11:26:43.0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1H26M43.057S">
            <text:p>11:26:43.06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1H26M38.643S">
            <text:p>11:26:38.6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874">
            <text:p>4874</text:p>
          </table:table-cell>
          <table:table-cell office:value-type="string">
            <text:p>Success</text:p>
          </table:table-cell>
          <table:table-cell office:value-type="float" office:value="60561">
            <text:p>60561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1H26M43.519S">
            <text:p>11:26:43.5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1H26M36.239S">
            <text:p>11:26:36.2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319">
            <text:p>7319</text:p>
          </table:table-cell>
          <table:table-cell office:value-type="string">
            <text:p>Success</text:p>
          </table:table-cell>
          <table:table-cell office:value-type="float" office:value="59597">
            <text:p>59597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1H26M33.776S">
            <text:p>11:26:33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9785">
            <text:p>9785</text:p>
          </table:table-cell>
          <table:table-cell office:value-type="string">
            <text:p>Success</text:p>
          </table:table-cell>
          <table:table-cell office:value-type="float" office:value="61705">
            <text:p>61705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1H26M40.275S">
            <text:p>11:26:40.2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92">
            <text:p>3292</text:p>
          </table:table-cell>
          <table:table-cell office:value-type="string">
            <text:p>Success</text:p>
          </table:table-cell>
          <table:table-cell office:value-type="float" office:value="60554">
            <text:p>60554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1H26M43.531S">
            <text:p>11:26:43.5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1H26M43.568S">
            <text:p>11:26:43.5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1H26M43.598S">
            <text:p>11:26:43.6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1H26M36.217S">
            <text:p>11:26:36.2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460">
            <text:p>7460</text:p>
          </table:table-cell>
          <table:table-cell office:value-type="string">
            <text:p>Success</text:p>
          </table:table-cell>
          <table:table-cell office:value-type="float" office:value="59549">
            <text:p>59549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1H26M35.243S">
            <text:p>11:26:35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447">
            <text:p>8447</text:p>
          </table:table-cell>
          <table:table-cell office:value-type="string">
            <text:p>Success</text:p>
          </table:table-cell>
          <table:table-cell office:value-type="float" office:value="76377">
            <text:p>76377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1H26M43.692S">
            <text:p>11:26:43.6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1H26M43.679S">
            <text:p>11:26:43.6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1H26M43.562S">
            <text:p>11:26:43.5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1H26M43.56S">
            <text:p>11:26:43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1H26M43.714S">
            <text:p>11:26:43.7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1H26M43.717S">
            <text:p>11:26:43.7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1H26M43.734S">
            <text:p>11:26:43.7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1H26M43.711S">
            <text:p>11:26:43.7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1H26M43.777S">
            <text:p>11:26:43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1H26M43.786S">
            <text:p>11:26:43.7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1H26M43.781S">
            <text:p>11:26:43.7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1H26M32.761S">
            <text:p>11:26:32.7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073">
            <text:p>1107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1H26M43.581S">
            <text:p>11:26:43.58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1H26M43.815S">
            <text:p>11:26:43.8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1H26M43.791S">
            <text:p>11:26:43.7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5">
            <text:p>88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1H26M43.616S">
            <text:p>11:26:43.6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1H26M42.696S">
            <text:p>11:26:42.7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1H26M43.741S">
            <text:p>11:26:43.74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1H26M38.364S">
            <text:p>11:26:38.36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502">
            <text:p>550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1H26M36.822S">
            <text:p>11:26:36.82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352">
            <text:p>835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1H26M43.855S">
            <text:p>11:26:43.8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1H26M38.069S">
            <text:p>11:26:38.0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121">
            <text:p>7121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1H26M38.143S">
            <text:p>11:26:38.1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084">
            <text:p>7084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1H26M40.181S">
            <text:p>11:26:40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088">
            <text:p>5088</text:p>
          </table:table-cell>
          <table:table-cell office:value-type="string">
            <text:p>Success</text:p>
          </table:table-cell>
          <table:table-cell office:value-type="float" office:value="19211">
            <text:p>19211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1H26M43.808S">
            <text:p>11:26:43.8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1H26M40.315S">
            <text:p>11:26:40.3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009">
            <text:p>5009</text:p>
          </table:table-cell>
          <table:table-cell office:value-type="string">
            <text:p>Success</text:p>
          </table:table-cell>
          <table:table-cell office:value-type="float" office:value="59490">
            <text:p>59490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1H26M39.387S">
            <text:p>11:26:39.3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940">
            <text:p>5940</text:p>
          </table:table-cell>
          <table:table-cell office:value-type="string">
            <text:p>Success</text:p>
          </table:table-cell>
          <table:table-cell office:value-type="float" office:value="59584">
            <text:p>59584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1H26M43.429S">
            <text:p>11:26:43.4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06">
            <text:p>1906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1H26M41.718S">
            <text:p>11:26:41.7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617">
            <text:p>361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1H26M40.441S">
            <text:p>11:26:40.4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896">
            <text:p>4896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1H26M36.292S">
            <text:p>11:26:36.2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065">
            <text:p>9065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1H26M37.397S">
            <text:p>11:26:37.4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964">
            <text:p>7964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1H26M43.845S">
            <text:p>11:26:43.8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27">
            <text:p>1527</text:p>
          </table:table-cell>
          <table:table-cell office:value-type="string">
            <text:p>Success</text:p>
          </table:table-cell>
          <table:table-cell office:value-type="float" office:value="24848">
            <text:p>24848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1H26M37.344S">
            <text:p>11:26:37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036">
            <text:p>8036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1H26M39.373S">
            <text:p>11:26:39.3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015">
            <text:p>6015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1H26M36.909S">
            <text:p>11:26:36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490">
            <text:p>8490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1H26M39.029S">
            <text:p>11:26:39.0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377">
            <text:p>6377</text:p>
          </table:table-cell>
          <table:table-cell office:value-type="string">
            <text:p>Success</text:p>
          </table:table-cell>
          <table:table-cell office:value-type="float" office:value="77739">
            <text:p>77739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1H26M36.448S">
            <text:p>11:26:36.4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8970">
            <text:p>89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1H26M39.372S">
            <text:p>11:26:39.3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061">
            <text:p>6061</text:p>
          </table:table-cell>
          <table:table-cell office:value-type="string">
            <text:p>Success</text:p>
          </table:table-cell>
          <table:table-cell office:value-type="float" office:value="59646">
            <text:p>59646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1H26M28.322S">
            <text:p>11:26:28.3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7127">
            <text:p>17127</text:p>
          </table:table-cell>
          <table:table-cell office:value-type="string">
            <text:p>Success</text:p>
          </table:table-cell>
          <table:table-cell office:value-type="float" office:value="56933">
            <text:p>56933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1H26M45.381S">
            <text:p>11:26:45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1H26M45.434S">
            <text:p>11:26:45.4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1H26M32.541S">
            <text:p>11:26:32.5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925">
            <text:p>12925</text:p>
          </table:table-cell>
          <table:table-cell office:value-type="string">
            <text:p>Success</text:p>
          </table:table-cell>
          <table:table-cell office:value-type="float" office:value="77722">
            <text:p>77722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1H26M39.036S">
            <text:p>11:26:39.0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435">
            <text:p>6435</text:p>
          </table:table-cell>
          <table:table-cell office:value-type="string">
            <text:p>Success</text:p>
          </table:table-cell>
          <table:table-cell office:value-type="float" office:value="77010">
            <text:p>77010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1H26M45.364S">
            <text:p>11:26:45.3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1H26M40.169S">
            <text:p>11:26:40.1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312">
            <text:p>5312</text:p>
          </table:table-cell>
          <table:table-cell office:value-type="string">
            <text:p>Success</text:p>
          </table:table-cell>
          <table:table-cell office:value-type="float" office:value="60462">
            <text:p>60462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1H26M40.431S">
            <text:p>11:26:40.4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059">
            <text:p>505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1H26M45.358S">
            <text:p>11:26:45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1H26M40.481S">
            <text:p>11:26:40.4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023">
            <text:p>502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1H26M45.4S">
            <text:p>11:26:45.4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1H26M38.626S">
            <text:p>11:26:38.6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889">
            <text:p>6889</text:p>
          </table:table-cell>
          <table:table-cell office:value-type="string">
            <text:p>Success</text:p>
          </table:table-cell>
          <table:table-cell office:value-type="float" office:value="60373">
            <text:p>60373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1H26M37.296S">
            <text:p>11:26:37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223">
            <text:p>8223</text:p>
          </table:table-cell>
          <table:table-cell office:value-type="string">
            <text:p>Success</text:p>
          </table:table-cell>
          <table:table-cell office:value-type="float" office:value="76396">
            <text:p>76396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1H26M37.219S">
            <text:p>11:26:37.2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316">
            <text:p>8316</text:p>
          </table:table-cell>
          <table:table-cell office:value-type="string">
            <text:p>Success</text:p>
          </table:table-cell>
          <table:table-cell office:value-type="float" office:value="76373">
            <text:p>76373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1H26M37.331S">
            <text:p>11:26:37.3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207">
            <text:p>8207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1H26M45.538S">
            <text:p>11:26:45.5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1H26M45.52S">
            <text:p>11:26:45.5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1H26M45.484S">
            <text:p>11:26:45.4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1H26M45.539S">
            <text:p>11:26:45.5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1H26M45.57S">
            <text:p>11:26:45.5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1H26M45.581S">
            <text:p>11:26:45.5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1H26M45.558S">
            <text:p>11:26:45.5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1H26M45.324S">
            <text:p>11:26:45.3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1H26M45.477S">
            <text:p>11:26:45.4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1H26M45.457S">
            <text:p>11:26:45.4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1H26M45.495S">
            <text:p>11:26:45.5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1H26M45.671S">
            <text:p>11:26:45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1H26M45.565S">
            <text:p>11:26:45.5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1H26M45.703S">
            <text:p>11:26:45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1H26M45.513S">
            <text:p>11:26:45.5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1H26M45.675S">
            <text:p>11:26:45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1H26M45.662S">
            <text:p>11:26:45.6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1H26M45.515S">
            <text:p>11:26:45.5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1H26M45.693S">
            <text:p>11:26:45.6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1H26M45.63S">
            <text:p>11:26:45.6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1H26M36.247S">
            <text:p>11:26:36.2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538">
            <text:p>9538</text:p>
          </table:table-cell>
          <table:table-cell office:value-type="string">
            <text:p>Success</text:p>
          </table:table-cell>
          <table:table-cell office:value-type="float" office:value="59449">
            <text:p>59449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1H26M36.275S">
            <text:p>11:26:36.2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514">
            <text:p>9514</text:p>
          </table:table-cell>
          <table:table-cell office:value-type="string">
            <text:p>Success</text:p>
          </table:table-cell>
          <table:table-cell office:value-type="float" office:value="59452">
            <text:p>59452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1H26M45.742S">
            <text:p>11:26:45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1H26M41.812S">
            <text:p>11:26:41.8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016">
            <text:p>4016</text:p>
          </table:table-cell>
          <table:table-cell office:value-type="string">
            <text:p>Success</text:p>
          </table:table-cell>
          <table:table-cell office:value-type="float" office:value="58561">
            <text:p>58561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1H26M40.286S">
            <text:p>11:26:40.2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582">
            <text:p>5582</text:p>
          </table:table-cell>
          <table:table-cell office:value-type="string">
            <text:p>Success</text:p>
          </table:table-cell>
          <table:table-cell office:value-type="float" office:value="59542">
            <text:p>59542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1H26M36.225S">
            <text:p>11:26:36.2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644">
            <text:p>9644</text:p>
          </table:table-cell>
          <table:table-cell office:value-type="string">
            <text:p>Success</text:p>
          </table:table-cell>
          <table:table-cell office:value-type="float" office:value="59491">
            <text:p>59491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1H26M45.702S">
            <text:p>11:26:45.7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1H26M41.742S">
            <text:p>11:26:41.7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128">
            <text:p>4128</text:p>
          </table:table-cell>
          <table:table-cell office:value-type="string">
            <text:p>Success</text:p>
          </table:table-cell>
          <table:table-cell office:value-type="float" office:value="58660">
            <text:p>58660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1H26M45.706S">
            <text:p>11:26:45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1H26M45.791S">
            <text:p>11:26:45.7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1H26M40.257S">
            <text:p>11:26:40.2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620">
            <text:p>5620</text:p>
          </table:table-cell>
          <table:table-cell office:value-type="string">
            <text:p>Success</text:p>
          </table:table-cell>
          <table:table-cell office:value-type="float" office:value="60667">
            <text:p>60667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1H26M43.835S">
            <text:p>11:26:43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58661">
            <text:p>58661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1H26M45.829S">
            <text:p>11:26:45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1H26M45.738S">
            <text:p>11:26:45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1H26M45.871S">
            <text:p>11:26:45.8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1H26M45.874S">
            <text:p>11:26:45.8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1H26M45.877S">
            <text:p>11:26:45.8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1H26M45.885S">
            <text:p>11:26:45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1H26M36.231S">
            <text:p>11:26:36.2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699">
            <text:p>9699</text:p>
          </table:table-cell>
          <table:table-cell office:value-type="string">
            <text:p>Success</text:p>
          </table:table-cell>
          <table:table-cell office:value-type="float" office:value="59551">
            <text:p>59551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1H26M45.87S">
            <text:p>11:26:45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1H26M45.911S">
            <text:p>11:26:45.9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1H26M45.892S">
            <text:p>11:26:45.8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1H26M45.923S">
            <text:p>11:26:45.9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1H26M45.759S">
            <text:p>11:26:45.7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1H26M41.269S">
            <text:p>11:26:41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707">
            <text:p>4707</text:p>
          </table:table-cell>
          <table:table-cell office:value-type="string">
            <text:p>Success</text:p>
          </table:table-cell>
          <table:table-cell office:value-type="float" office:value="58659">
            <text:p>58659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1H26M45.951S">
            <text:p>11:26:45.9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1H26M45.787S">
            <text:p>11:26:45.7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1H26M45.959S">
            <text:p>11:26:45.9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1H26M45.909S">
            <text:p>11:26:45.9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1H26M45.926S">
            <text:p>11:26:45.9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1H26M40.231S">
            <text:p>11:26:40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770">
            <text:p>5770</text:p>
          </table:table-cell>
          <table:table-cell office:value-type="string">
            <text:p>Success</text:p>
          </table:table-cell>
          <table:table-cell office:value-type="float" office:value="60520">
            <text:p>60520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1H26M45.946S">
            <text:p>11:26:45.9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1H26M45.988S">
            <text:p>11:26:45.9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1H26M45.987S">
            <text:p>11:26:45.9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1H26M45.932S">
            <text:p>11:26:45.9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1H26M45.957S">
            <text:p>11:26:45.9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1H26M45.978S">
            <text:p>11:26:45.9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1H26M45.945S">
            <text:p>11:26:45.9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1H26M45.985S">
            <text:p>11:26:45.9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1H26M46.021S">
            <text:p>11:26:46.0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41">
            <text:p>34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1H26M46.02S">
            <text:p>11:26:46.0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1H26M46.001S">
            <text:p>11:26:46.0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1H26M46.041S">
            <text:p>11:26:46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1H26M45.983S">
            <text:p>11:26:45.9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6393">
            <text:p>26393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1H26M46.061S">
            <text:p>11:26:46.0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1H26M46.026S">
            <text:p>11:26:46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1H26M45.869S">
            <text:p>11:26:45.8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1H26M46.14S">
            <text:p>11:26:46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1H26M46.101S">
            <text:p>11:26:46.1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053">
            <text:p>1053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1H26M46.052S">
            <text:p>11:26:46.05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1H26M46.034S">
            <text:p>11:26:46.0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7982">
            <text:p>27982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1H26M46.237S">
            <text:p>11:26:46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1H26M45.448S">
            <text:p>11:26:45.4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77">
            <text:p>2077</text:p>
          </table:table-cell>
          <table:table-cell office:value-type="string">
            <text:p>Success</text:p>
          </table:table-cell>
          <table:table-cell office:value-type="float" office:value="42603">
            <text:p>42603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1H26M47.527S">
            <text:p>11:26:47.5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1H26M47.542S">
            <text:p>11:26:47.5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1H26M47.573S">
            <text:p>11:26:47.5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1H26M47.597S">
            <text:p>11:26:47.6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1H26M45.337S">
            <text:p>11:26:45.3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1H26M47.889S">
            <text:p>11:26:47.89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1H26M47.898S">
            <text:p>11:26:47.90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1H26M47.904S">
            <text:p>11:26:47.90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1H26M46.155S">
            <text:p>11:26:46.1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39">
            <text:p>23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1H26M43.857S">
            <text:p>11:26:43.8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703">
            <text:p>4703</text:p>
          </table:table-cell>
          <table:table-cell office:value-type="string">
            <text:p>Success</text:p>
          </table:table-cell>
          <table:table-cell office:value-type="float" office:value="58259">
            <text:p>5825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1H26M48.561S">
            <text:p>11:26:48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1H26M48.589S">
            <text:p>11:26:48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1H26M42.769S">
            <text:p>11:26:42.7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906">
            <text:p>5906</text:p>
          </table:table-cell>
          <table:table-cell office:value-type="string">
            <text:p>Success</text:p>
          </table:table-cell>
          <table:table-cell office:value-type="float" office:value="54344">
            <text:p>54344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1H26M48.676S">
            <text:p>11:26:48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1H26M48.692S">
            <text:p>11:26:48.69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1H26M48.727S">
            <text:p>11:26:48.7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1H26M48.743S">
            <text:p>11:26:48.7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7209">
            <text:p>2720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1H26M43.861S">
            <text:p>11:26:43.86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73">
            <text:p>5073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1H26M46.039S">
            <text:p>11:26:46.0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909">
            <text:p>290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1H26M46.253S">
            <text:p>11:26:46.2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708">
            <text:p>2708</text:p>
          </table:table-cell>
          <table:table-cell office:value-type="string">
            <text:p>Success</text:p>
          </table:table-cell>
          <table:table-cell office:value-type="float" office:value="26384">
            <text:p>26384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1H26M48.948S">
            <text:p>11:26:48.9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1H26M28.628S">
            <text:p>11:26:28.6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346">
            <text:p>20346</text:p>
          </table:table-cell>
          <table:table-cell office:value-type="string">
            <text:p>Success</text:p>
          </table:table-cell>
          <table:table-cell office:value-type="float" office:value="56933">
            <text:p>56933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1H26M28.29S">
            <text:p>11:26:28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711">
            <text:p>20711</text:p>
          </table:table-cell>
          <table:table-cell office:value-type="string">
            <text:p>Success</text:p>
          </table:table-cell>
          <table:table-cell office:value-type="float" office:value="56933">
            <text:p>56933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1H26M46.122S">
            <text:p>11:26:46.1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43">
            <text:p>304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1H26M40.304S">
            <text:p>11:26:40.3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878">
            <text:p>8878</text:p>
          </table:table-cell>
          <table:table-cell office:value-type="string">
            <text:p>Success</text:p>
          </table:table-cell>
          <table:table-cell office:value-type="float" office:value="77743">
            <text:p>77743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1H26M46.12S">
            <text:p>11:26:46.1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81">
            <text:p>308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1H26M39.003S">
            <text:p>11:26:39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228">
            <text:p>10228</text:p>
          </table:table-cell>
          <table:table-cell office:value-type="string">
            <text:p>Success</text:p>
          </table:table-cell>
          <table:table-cell office:value-type="float" office:value="77722">
            <text:p>77722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1H26M49.003S">
            <text:p>11:26:49.0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44079">
            <text:p>44079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1H26M49.242S">
            <text:p>11:26:49.2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25">
            <text:p>325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1H26M48.976S">
            <text:p>11:26:48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42602">
            <text:p>42602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1H26M49.261S">
            <text:p>11:26:49.2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1H26M49.263S">
            <text:p>11:26:49.2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1H26M49.274S">
            <text:p>11:26:49.2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1H26M49.293S">
            <text:p>11:26:49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1H26M49.28S">
            <text:p>11:26:49.2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1H26M49.314S">
            <text:p>11:26:49.3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1H26M49.344S">
            <text:p>11:26:49.3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1H26M45.315S">
            <text:p>11:26:45.3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145">
            <text:p>4145</text:p>
          </table:table-cell>
          <table:table-cell office:value-type="string">
            <text:p>Success</text:p>
          </table:table-cell>
          <table:table-cell office:value-type="float" office:value="57571">
            <text:p>57571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1H26M49.462S">
            <text:p>11:26:49.4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1H26M49.475S">
            <text:p>11:26:49.4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1H26M45.42S">
            <text:p>11:26:45.4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247">
            <text:p>4247</text:p>
          </table:table-cell>
          <table:table-cell office:value-type="string">
            <text:p>Success</text:p>
          </table:table-cell>
          <table:table-cell office:value-type="float" office:value="58690">
            <text:p>58690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1H26M49.668S">
            <text:p>11:26:49.6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1H26M49.682S">
            <text:p>11:26:49.6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1H26M38.999S">
            <text:p>11:26:39.0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277">
            <text:p>11277</text:p>
          </table:table-cell>
          <table:table-cell office:value-type="string">
            <text:p>Success</text:p>
          </table:table-cell>
          <table:table-cell office:value-type="float" office:value="77006">
            <text:p>77006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1H26M46.02S">
            <text:p>11:26:46.02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1H26M45.871S">
            <text:p>11:26:45.8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417">
            <text:p>441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1H26M45.373S">
            <text:p>11:26:45.3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919">
            <text:p>4919</text:p>
          </table:table-cell>
          <table:table-cell office:value-type="string">
            <text:p>Success</text:p>
          </table:table-cell>
          <table:table-cell office:value-type="float" office:value="38933">
            <text:p>38933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1H26M45.768S">
            <text:p>11:26:45.7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527">
            <text:p>452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1H26M46.167S">
            <text:p>11:26:46.17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129">
            <text:p>4129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1H26M45.329S">
            <text:p>11:26:45.3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966">
            <text:p>4966</text:p>
          </table:table-cell>
          <table:table-cell office:value-type="string">
            <text:p>Success</text:p>
          </table:table-cell>
          <table:table-cell office:value-type="float" office:value="18428">
            <text:p>18428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1H26M50.297S">
            <text:p>11:26:50.3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1H26M50.328S">
            <text:p>11:26:50.33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1H26M50.338S">
            <text:p>11:26:50.34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1H26M50.344S">
            <text:p>11:26:50.3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1H26M45.505S">
            <text:p>11:26:45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864">
            <text:p>4864</text:p>
          </table:table-cell>
          <table:table-cell office:value-type="string">
            <text:p>Success</text:p>
          </table:table-cell>
          <table:table-cell office:value-type="float" office:value="58693">
            <text:p>58693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1H26M50.371S">
            <text:p>11:26:50.3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1H26M45.473S">
            <text:p>11:26:45.4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955">
            <text:p>4955</text:p>
          </table:table-cell>
          <table:table-cell office:value-type="string">
            <text:p>Success</text:p>
          </table:table-cell>
          <table:table-cell office:value-type="float" office:value="57526">
            <text:p>57526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1H26M50.426S">
            <text:p>11:26:50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1H26M47.625S">
            <text:p>11:26:47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16">
            <text:p>2816</text:p>
          </table:table-cell>
          <table:table-cell office:value-type="string">
            <text:p>Success</text:p>
          </table:table-cell>
          <table:table-cell office:value-type="float" office:value="58651">
            <text:p>58651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1H26M50.442S">
            <text:p>11:26:50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1H26M50.457S">
            <text:p>11:26:50.4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1H26M50.525S">
            <text:p>11:26:50.5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1H26M50.542S">
            <text:p>11:26:50.5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7208">
            <text:p>27208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1H26M50.429S">
            <text:p>11:26:50.4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1H26M50.723S">
            <text:p>11:26:50.7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1H26M50.74S">
            <text:p>11:26:50.7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1H26M50.759S">
            <text:p>11:26:50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1H26M50.295S">
            <text:p>11:26:50.3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1H26M51.139S">
            <text:p>11:26:51.14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1H26M51.148S">
            <text:p>11:26:51.15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1H26M51.155S">
            <text:p>11:26:51.16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1H26M45.19S">
            <text:p>11:26:45.1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99">
            <text:p>6099</text:p>
          </table:table-cell>
          <table:table-cell office:value-type="string">
            <text:p>Success</text:p>
          </table:table-cell>
          <table:table-cell office:value-type="float" office:value="54254">
            <text:p>54254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1H26M43.852S">
            <text:p>11:26:43.8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704">
            <text:p>770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1H26M40.557S">
            <text:p>11:26:40.5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004">
            <text:p>1100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1H26M45.895S">
            <text:p>11:26:45.90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676">
            <text:p>5676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1H26M41.477S">
            <text:p>11:26:41.4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095">
            <text:p>100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1H26M43.867S">
            <text:p>11:26:43.8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707">
            <text:p>7707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1H26M48.787S">
            <text:p>11:26:48.7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1H26M48.96S">
            <text:p>11:26:48.9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1H26M45.599S">
            <text:p>11:26:45.6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980">
            <text:p>598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1H26M50.595S">
            <text:p>11:26:50.6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1H26M51.579S">
            <text:p>11:26:51.5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1H26M45.469S">
            <text:p>11:26:45.4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445">
            <text:p>6445</text:p>
          </table:table-cell>
          <table:table-cell office:value-type="string">
            <text:p>Success</text:p>
          </table:table-cell>
          <table:table-cell office:value-type="float" office:value="58707">
            <text:p>58707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1H26M51.916S">
            <text:p>11:26:51.9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1H26M51.985S">
            <text:p>11:26:51.9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1H26M52.002S">
            <text:p>11:26:52.0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1H26M51.576S">
            <text:p>11:26:51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1H26M52.046S">
            <text:p>11:26:52.05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1H26M52.059S">
            <text:p>11:26:52.06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1H26M52.032S">
            <text:p>11:26:52.0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1H26M52.067S">
            <text:p>11:26:52.07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1H26M50.442S">
            <text:p>11:26:50.4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1H26M49.697S">
            <text:p>11:26:49.7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58">
            <text:p>255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1H26M46.166S">
            <text:p>11:26:46.17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24">
            <text:p>612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1H26M50.287S">
            <text:p>11:26:50.2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016">
            <text:p>201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1H26M49.167S">
            <text:p>11:26:49.1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147">
            <text:p>314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1H26M45.229S">
            <text:p>11:26:45.2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120">
            <text:p>7120</text:p>
          </table:table-cell>
          <table:table-cell office:value-type="string">
            <text:p>Success</text:p>
          </table:table-cell>
          <table:table-cell office:value-type="float" office:value="39453">
            <text:p>39453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1H26M48.975S">
            <text:p>11:26:48.9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378">
            <text:p>337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1H26M46.006S">
            <text:p>11:26:46.0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385">
            <text:p>638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1H26M45.173S">
            <text:p>11:26:45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227">
            <text:p>7227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1H26M45.336S">
            <text:p>11:26:45.3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074">
            <text:p>7074</text:p>
          </table:table-cell>
          <table:table-cell office:value-type="string">
            <text:p>Success</text:p>
          </table:table-cell>
          <table:table-cell office:value-type="float" office:value="39453">
            <text:p>39453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1H26M45.753S">
            <text:p>11:26:45.7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659">
            <text:p>665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1H26M46.12S">
            <text:p>11:26:46.1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293">
            <text:p>629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1H26M45.872S">
            <text:p>11:26:45.8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543">
            <text:p>6543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1H26M45.989S">
            <text:p>11:26:45.9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428">
            <text:p>642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1H26M43.852S">
            <text:p>11:26:43.85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595">
            <text:p>85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1H26M51.573S">
            <text:p>11:26:51.5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1H26M48.936S">
            <text:p>11:26:48.9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39453">
            <text:p>39453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1H26M51.563S">
            <text:p>11:26:51.5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1H26M49.49S">
            <text:p>11:26:49.4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979">
            <text:p>297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1H26M50.785S">
            <text:p>11:26:50.7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87">
            <text:p>168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1H26M45.191S">
            <text:p>11:26:45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290">
            <text:p>7290</text:p>
          </table:table-cell>
          <table:table-cell office:value-type="string">
            <text:p>Success</text:p>
          </table:table-cell>
          <table:table-cell office:value-type="float" office:value="38712">
            <text:p>38712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1H26M52.067S">
            <text:p>11:26:52.0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1H26M50.297S">
            <text:p>11:26:50.3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93">
            <text:p>2193</text:p>
          </table:table-cell>
          <table:table-cell office:value-type="string">
            <text:p>Success</text:p>
          </table:table-cell>
          <table:table-cell office:value-type="float" office:value="39454">
            <text:p>39454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1H26M45.802S">
            <text:p>11:26:45.8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1H26M52.238S">
            <text:p>11:26:52.2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1H26M46.06S">
            <text:p>11:26:46.0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442">
            <text:p>644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1H26M51.572S">
            <text:p>11:26:51.5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1H26M45.765S">
            <text:p>11:26:45.77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746">
            <text:p>674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1H26M51.592S">
            <text:p>11:26:51.59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1H26M41.943S">
            <text:p>11:26:41.9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590">
            <text:p>10590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1H26M49.202S">
            <text:p>11:26:49.2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332">
            <text:p>3332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1H26M48.496S">
            <text:p>11:26:48.5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048">
            <text:p>4048</text:p>
          </table:table-cell>
          <table:table-cell office:value-type="string">
            <text:p>Success</text:p>
          </table:table-cell>
          <table:table-cell office:value-type="float" office:value="21497">
            <text:p>21497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1H26M52.256S">
            <text:p>11:26:52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1H26M52.47S">
            <text:p>11:26:52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1H26M52.418S">
            <text:p>11:26:52.4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1H26M51.577S">
            <text:p>11:26:51.5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87">
            <text:p>987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1H26M45.466S">
            <text:p>11:26:45.4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102">
            <text:p>7102</text:p>
          </table:table-cell>
          <table:table-cell office:value-type="string">
            <text:p>Success</text:p>
          </table:table-cell>
          <table:table-cell office:value-type="float" office:value="59028">
            <text:p>59028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1H26M51.558S">
            <text:p>11:26:51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1H26M52.414S">
            <text:p>11:26:52.4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1H26M52.534S">
            <text:p>11:26:52.5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1H26M45.27S">
            <text:p>11:26:45.2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328">
            <text:p>7328</text:p>
          </table:table-cell>
          <table:table-cell office:value-type="string">
            <text:p>Success</text:p>
          </table:table-cell>
          <table:table-cell office:value-type="float" office:value="77739">
            <text:p>77739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1H26M45.75S">
            <text:p>11:26:45.7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863">
            <text:p>686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1H26M48.603S">
            <text:p>11:26:48.6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011">
            <text:p>401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1H26M51.578S">
            <text:p>11:26:51.5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1H26M51.59S">
            <text:p>11:26:51.5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1H26M51.291S">
            <text:p>11:26:51.2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76395">
            <text:p>7639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1H26M52.614S">
            <text:p>11:26:52.6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1H26M52.62S">
            <text:p>11:26:52.6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1H26M52.453S">
            <text:p>11:26:52.4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1H26M52.666S">
            <text:p>11:26:52.6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1H26M52.715S">
            <text:p>11:26:52.72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1H26M52.724S">
            <text:p>11:26:52.72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1H26M52.729S">
            <text:p>11:26:52.73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1H26M52.721S">
            <text:p>11:26:52.7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1H26M52.573S">
            <text:p>11:26:52.5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1H26M53.44S">
            <text:p>11:26:53.44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1H26M53.452S">
            <text:p>11:26:53.4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1H26M53.459S">
            <text:p>11:26:53.46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1H26M45.492S">
            <text:p>11:26:45.4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606">
            <text:p>8606</text:p>
          </table:table-cell>
          <table:table-cell office:value-type="string">
            <text:p>Success</text:p>
          </table:table-cell>
          <table:table-cell office:value-type="float" office:value="56250">
            <text:p>56250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1H26M54.098S">
            <text:p>11:26:54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1H26M54.112S">
            <text:p>11:26:54.1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1H26M52.351S">
            <text:p>11:26:52.3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1H26M54.273S">
            <text:p>11:26:54.27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1H26M54.285S">
            <text:p>11:26:54.2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1H26M54.29S">
            <text:p>11:26:54.29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1H26M45.389S">
            <text:p>11:26:45.3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009">
            <text:p>9009</text:p>
          </table:table-cell>
          <table:table-cell office:value-type="string">
            <text:p>Success</text:p>
          </table:table-cell>
          <table:table-cell office:value-type="float" office:value="56202">
            <text:p>56202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1H26M52.305S">
            <text:p>11:26:52.3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1H26M54.401S">
            <text:p>11:26:54.4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1H26M54.417S">
            <text:p>11:26:54.42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1H26M54.426S">
            <text:p>11:26:54.43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1H26M54.43S">
            <text:p>11:26:54.43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1H26M54.42S">
            <text:p>11:26:54.4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1H26M52.506S">
            <text:p>11:26:52.5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1H26M54.793S">
            <text:p>11:26:54.79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1H26M54.803S">
            <text:p>11:26:54.80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1H26M54.808S">
            <text:p>11:26:54.81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1H26M52.401S">
            <text:p>11:26:52.4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68">
            <text:p>26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1H26M55.072S">
            <text:p>11:26:55.07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1H26M55.085S">
            <text:p>11:26:55.09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1H26M55.092S">
            <text:p>11:26:55.09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1H26M45.339S">
            <text:p>11:26:45.3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873">
            <text:p>9873</text:p>
          </table:table-cell>
          <table:table-cell office:value-type="string">
            <text:p>Success</text:p>
          </table:table-cell>
          <table:table-cell office:value-type="float" office:value="58385">
            <text:p>5838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1H26M55.212S">
            <text:p>11:26:55.2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1H26M55.225S">
            <text:p>11:26:55.2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1H26M52.315S">
            <text:p>11:26:52.3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099">
            <text:p>30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1H26M55.417S">
            <text:p>11:26:55.42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1H26M55.425S">
            <text:p>11:26:55.43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1H26M55.432S">
            <text:p>11:26:55.43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1H26M52.482S">
            <text:p>11:26:52.4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172">
            <text:p>3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1H26M55.655S">
            <text:p>11:26:55.66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1H26M55.667S">
            <text:p>11:26:55.67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1H26M55.672S">
            <text:p>11:26:55.67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1H26M52.494S">
            <text:p>11:26:52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366">
            <text:p>33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1H26M55.861S">
            <text:p>11:26:55.86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1H26M55.873S">
            <text:p>11:26:55.8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1H26M55.877S">
            <text:p>11:26:55.8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1H26M52.457S">
            <text:p>11:26:52.4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086">
            <text:p>40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1H26M56.544S">
            <text:p>11:26:56.54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1H26M56.551S">
            <text:p>11:26:56.55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1H26M56.561S">
            <text:p>11:26:56.56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1H26M52.46S">
            <text:p>11:26:52.4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20">
            <text:p>51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1H26M57.58S">
            <text:p>11:26:57.5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1H26M57.588S">
            <text:p>11:26:57.59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1H26M57.592S">
            <text:p>11:26:57.59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1H26M45.408S">
            <text:p>11:26:45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2237">
            <text:p>12237</text:p>
          </table:table-cell>
          <table:table-cell office:value-type="string">
            <text:p>Success</text:p>
          </table:table-cell>
          <table:table-cell office:value-type="float" office:value="58289">
            <text:p>58289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1H26M52.411S">
            <text:p>11:26:52.4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256">
            <text:p>52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1H26M57.646S">
            <text:p>11:26:57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1H26M57.668S">
            <text:p>11:26:57.67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1H26M57.671S">
            <text:p>11:26:57.6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1H26M57.686S">
            <text:p>11:26:57.6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1H26M57.695S">
            <text:p>11:26:57.70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1H26M57.69S">
            <text:p>11:26:57.6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1H26M54.434S">
            <text:p>11:26:54.4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285">
            <text:p>328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1H26M57.713S">
            <text:p>11:26:57.7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638">
            <text:p>1638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1H26M50.277S">
            <text:p>11:26:50.2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802">
            <text:p>7802</text:p>
          </table:table-cell>
          <table:table-cell office:value-type="string">
            <text:p>Success</text:p>
          </table:table-cell>
          <table:table-cell office:value-type="float" office:value="59578">
            <text:p>59578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1H26M58.08S">
            <text:p>11:26:58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1H26M52.614S">
            <text:p>11:26:52.6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511">
            <text:p>5511</text:p>
          </table:table-cell>
          <table:table-cell office:value-type="string">
            <text:p>Success</text:p>
          </table:table-cell>
          <table:table-cell office:value-type="float" office:value="51502">
            <text:p>51502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1H26M58.122S">
            <text:p>11:26:58.1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1H26M50.289S">
            <text:p>11:26:50.2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866">
            <text:p>7866</text:p>
          </table:table-cell>
          <table:table-cell office:value-type="string">
            <text:p>Success</text:p>
          </table:table-cell>
          <table:table-cell office:value-type="float" office:value="52586">
            <text:p>52586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1H26M58.156S">
            <text:p>11:26:58.1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1H26M58.154S">
            <text:p>11:26:58.1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1H26M58.174S">
            <text:p>11:26:58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1H26M58.183S">
            <text:p>11:26:58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1H26M58.127S">
            <text:p>11:26:58.1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1H26M58.258S">
            <text:p>11:26:58.2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1H26M52.617S">
            <text:p>11:26:52.6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724">
            <text:p>5724</text:p>
          </table:table-cell>
          <table:table-cell office:value-type="string">
            <text:p>Success</text:p>
          </table:table-cell>
          <table:table-cell office:value-type="float" office:value="51398">
            <text:p>51398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1H26M49.311S">
            <text:p>11:26:49.3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039">
            <text:p>9039</text:p>
          </table:table-cell>
          <table:table-cell office:value-type="string">
            <text:p>Success</text:p>
          </table:table-cell>
          <table:table-cell office:value-type="float" office:value="58661">
            <text:p>5866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1H26M58.352S">
            <text:p>11:26:58.3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1H26M58.343S">
            <text:p>11:26:58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1H26M58.372S">
            <text:p>11:26:58.3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1H26M49.376S">
            <text:p>11:26:49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080">
            <text:p>9080</text:p>
          </table:table-cell>
          <table:table-cell office:value-type="string">
            <text:p>Success</text:p>
          </table:table-cell>
          <table:table-cell office:value-type="float" office:value="59531">
            <text:p>5953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1H26M58.456S">
            <text:p>11:26:58.4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1H26M52.355S">
            <text:p>11:26:52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131">
            <text:p>6131</text:p>
          </table:table-cell>
          <table:table-cell office:value-type="string">
            <text:p>Success</text:p>
          </table:table-cell>
          <table:table-cell office:value-type="float" office:value="44576">
            <text:p>44576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1H26M49.182S">
            <text:p>11:26:49.1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333">
            <text:p>9333</text:p>
          </table:table-cell>
          <table:table-cell office:value-type="string">
            <text:p>Success</text:p>
          </table:table-cell>
          <table:table-cell office:value-type="float" office:value="58141">
            <text:p>5814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1H26M52.536S">
            <text:p>11:26:52.5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019">
            <text:p>6019</text:p>
          </table:table-cell>
          <table:table-cell office:value-type="string">
            <text:p>Success</text:p>
          </table:table-cell>
          <table:table-cell office:value-type="float" office:value="41488">
            <text:p>41488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1H26M52.416S">
            <text:p>11:26:52.4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149">
            <text:p>6149</text:p>
          </table:table-cell>
          <table:table-cell office:value-type="string">
            <text:p>Success</text:p>
          </table:table-cell>
          <table:table-cell office:value-type="float" office:value="43593">
            <text:p>43593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1H26M52.512S">
            <text:p>11:26:52.5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082">
            <text:p>6082</text:p>
          </table:table-cell>
          <table:table-cell office:value-type="string">
            <text:p>Success</text:p>
          </table:table-cell>
          <table:table-cell office:value-type="float" office:value="41518">
            <text:p>41518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1H26M58.481S">
            <text:p>11:26:58.4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1H26M52.614S">
            <text:p>11:26:52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990">
            <text:p>5990</text:p>
          </table:table-cell>
          <table:table-cell office:value-type="string">
            <text:p>Success</text:p>
          </table:table-cell>
          <table:table-cell office:value-type="float" office:value="41518">
            <text:p>41518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1H26M52.565S">
            <text:p>11:26:52.5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039">
            <text:p>6039</text:p>
          </table:table-cell>
          <table:table-cell office:value-type="string">
            <text:p>Success</text:p>
          </table:table-cell>
          <table:table-cell office:value-type="float" office:value="51510">
            <text:p>51510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1H26M52.523S">
            <text:p>11:26:52.5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082">
            <text:p>6082</text:p>
          </table:table-cell>
          <table:table-cell office:value-type="string">
            <text:p>Success</text:p>
          </table:table-cell>
          <table:table-cell office:value-type="float" office:value="40448">
            <text:p>40448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1H26M52.412S">
            <text:p>11:26:52.4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194">
            <text:p>6194</text:p>
          </table:table-cell>
          <table:table-cell office:value-type="string">
            <text:p>Success</text:p>
          </table:table-cell>
          <table:table-cell office:value-type="float" office:value="40445">
            <text:p>40445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1H26M58.567S">
            <text:p>11:26:58.5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1H26M49.231S">
            <text:p>11:26:49.2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391">
            <text:p>9391</text:p>
          </table:table-cell>
          <table:table-cell office:value-type="string">
            <text:p>Success</text:p>
          </table:table-cell>
          <table:table-cell office:value-type="float" office:value="58829">
            <text:p>58829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1H26M58.557S">
            <text:p>11:26:58.5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1H26M58.608S">
            <text:p>11:26:58.6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1H26M58.61S">
            <text:p>11:26:58.6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1H26M52.499S">
            <text:p>11:26:52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159">
            <text:p>6159</text:p>
          </table:table-cell>
          <table:table-cell office:value-type="string">
            <text:p>Success</text:p>
          </table:table-cell>
          <table:table-cell office:value-type="float" office:value="41518">
            <text:p>41518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1H26M58.605S">
            <text:p>11:26:58.6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1H26M58.386S">
            <text:p>11:26:58.39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1H26M58.594S">
            <text:p>11:26:58.5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1H26M58.605S">
            <text:p>11:26:58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1H26M58.636S">
            <text:p>11:26:58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1H26M58.604S">
            <text:p>11:26:58.6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1H26M58.624S">
            <text:p>11:26:58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1H26M50.296S">
            <text:p>11:26:50.3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388">
            <text:p>8388</text:p>
          </table:table-cell>
          <table:table-cell office:value-type="string">
            <text:p>Success</text:p>
          </table:table-cell>
          <table:table-cell office:value-type="float" office:value="50609">
            <text:p>5060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1H26M58.659S">
            <text:p>11:26:58.6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49">
            <text:p>64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1H26M58.669S">
            <text:p>11:26:58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1H26M58.659S">
            <text:p>11:26:58.6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1H26M58.671S">
            <text:p>11:26:58.6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1H26M58.518S">
            <text:p>11:26:58.5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1H26M52.6S">
            <text:p>11:26:52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121">
            <text:p>6121</text:p>
          </table:table-cell>
          <table:table-cell office:value-type="string">
            <text:p>Success</text:p>
          </table:table-cell>
          <table:table-cell office:value-type="float" office:value="51661">
            <text:p>5166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1H26M58.717S">
            <text:p>11:26:58.7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1H26M58.624S">
            <text:p>11:26:58.6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1H26M58.722S">
            <text:p>11:26:58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1H26M58.696S">
            <text:p>11:26:58.7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1H26M58.278S">
            <text:p>11:26:58.2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1H26M58.684S">
            <text:p>11:26:58.6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1H26M58.742S">
            <text:p>11:26:58.7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1H26M58.773S">
            <text:p>11:26:58.7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1H26M58.739S">
            <text:p>11:26:58.7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1H26M58.777S">
            <text:p>11:26:58.7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1H26M58.805S">
            <text:p>11:26:58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1H26M58.797S">
            <text:p>11:26:58.8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1H26M58.744S">
            <text:p>11:26:58.7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1H26M58.681S">
            <text:p>11:26:58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34632">
            <text:p>34632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1H26M58.895S">
            <text:p>11:26:58.9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1H26M58.368S">
            <text:p>11:26:58.37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36221">
            <text:p>3622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1H26M58.932S">
            <text:p>11:26:58.9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1H26M58.913S">
            <text:p>11:26:58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722">
            <text:p>1722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1H26M58.682S">
            <text:p>11:26:58.68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1H26M58.691S">
            <text:p>11:26:58.69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13">
            <text:p>5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1H26M52.548S">
            <text:p>11:26:52.5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025">
            <text:p>702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1H26M58.606S">
            <text:p>11:26:58.6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90">
            <text:p>990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1H26M52.569S">
            <text:p>11:26:52.5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040">
            <text:p>7040</text:p>
          </table:table-cell>
          <table:table-cell office:value-type="string">
            <text:p>Success</text:p>
          </table:table-cell>
          <table:table-cell office:value-type="float" office:value="19212">
            <text:p>19212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1H26M58.945S">
            <text:p>11:26:58.9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33805">
            <text:p>33805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1H26M52.598S">
            <text:p>11:26:52.6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014">
            <text:p>7014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1H26M58.896S">
            <text:p>11:26:58.9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1H26M52.545S">
            <text:p>11:26:52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074">
            <text:p>7074</text:p>
          </table:table-cell>
          <table:table-cell office:value-type="string">
            <text:p>Success</text:p>
          </table:table-cell>
          <table:table-cell office:value-type="float" office:value="39455">
            <text:p>39455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1H26M59.598S">
            <text:p>11:26:59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1H26M52.757S">
            <text:p>11:26:52.7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874">
            <text:p>687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1H26M59.628S">
            <text:p>11:26:59.63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1H26M59.645S">
            <text:p>11:26:59.65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1H26M59.66S">
            <text:p>11:26:59.6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1H26M59.621S">
            <text:p>11:26:59.6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1H26M59.695S">
            <text:p>11:26:59.70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1H26M59.717S">
            <text:p>11:26:59.72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1H26M59.726S">
            <text:p>11:26:59.73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1H26M52.448S">
            <text:p>11:26:52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410">
            <text:p>741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1H26M52.391S">
            <text:p>11:26:52.3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501">
            <text:p>7501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1H26M58.7S">
            <text:p>11:26:58.7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1H26M52.501S">
            <text:p>11:26:52.5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411">
            <text:p>741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1H26M52.503S">
            <text:p>11:26:52.5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409">
            <text:p>740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1H26M58.76S">
            <text:p>11:26:58.7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29273">
            <text:p>29273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1H26M58.487S">
            <text:p>11:26:58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1H26M59.615S">
            <text:p>11:26:59.6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51640">
            <text:p>51640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1H26M58.789S">
            <text:p>11:26:58.7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1H26M58.884S">
            <text:p>11:26:58.8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1H26M59.938S">
            <text:p>11:26:59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449">
            <text:p>449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1H26M59.902S">
            <text:p>11:26:59.9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449">
            <text:p>44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1H26M59.927S">
            <text:p>11:26:59.9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1H26M59.861S">
            <text:p>11:26:59.8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1H26M59.982S">
            <text:p>11:26:59.98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1H26M59.982S">
            <text:p>11:26:59.98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1H27M00.001S">
            <text:p>11:27:00.00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1H27M00.008S">
            <text:p>11:27:00.01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1H27M00S">
            <text:p>11:27:00.00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1H27M00.026S">
            <text:p>11:27:00.03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1H26M59.913S">
            <text:p>11:26:59.9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1H26M59.893S">
            <text:p>11:26:59.8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1H27M00.296S">
            <text:p>11:27:00.30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1H26M52.472S">
            <text:p>11:26:52.4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848">
            <text:p>7848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1H27M00.313S">
            <text:p>11:27:00.31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1H27M00.32S">
            <text:p>11:27:00.32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1H27M00.329S">
            <text:p>11:27:00.33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1H27M00.337S">
            <text:p>11:27:00.34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1H27M00.338S">
            <text:p>11:27:00.34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1H26M52.654S">
            <text:p>11:26:52.6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704">
            <text:p>770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1H27M00.322S">
            <text:p>11:27:00.3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1H26M52.487S">
            <text:p>11:26:52.4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069">
            <text:p>806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1H26M58.877S">
            <text:p>11:26:58.88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87">
            <text:p>168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1H27M00.545S">
            <text:p>11:27:00.55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1H26M58.666S">
            <text:p>11:26:58.6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1H26M52.291S">
            <text:p>11:26:52.2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286">
            <text:p>828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1H27M00.568S">
            <text:p>11:27:00.57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1H27M00.58S">
            <text:p>11:27:00.58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1H27M00.579S">
            <text:p>11:27:00.5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1H27M00.674S">
            <text:p>11:27:00.67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1H27M00.685S">
            <text:p>11:27:00.69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1H27M00.691S">
            <text:p>11:27:00.69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1H27M00.556S">
            <text:p>11:27:00.5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1H26M57.741S">
            <text:p>11:26:57.7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21">
            <text:p>302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1H26M57.721S">
            <text:p>11:26:57.7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45">
            <text:p>3045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1H26M54.124S">
            <text:p>11:26:54.1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666">
            <text:p>666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1H26M59.955S">
            <text:p>11:26:59.9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1H27M00.792S">
            <text:p>11:27:00.7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1H27M00.572S">
            <text:p>11:27:00.5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1H26M58.673S">
            <text:p>11:26:58.6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63">
            <text:p>216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1H27M00.75S">
            <text:p>11:27:00.75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1H26M55.238S">
            <text:p>11:26:55.24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603">
            <text:p>5603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1H26M52.555S">
            <text:p>11:26:52.5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288">
            <text:p>828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1H26M59.963S">
            <text:p>11:26:59.9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1H27M00.84S">
            <text:p>11:27:00.84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1H27M00.854S">
            <text:p>11:27:00.85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1H27M00.842S">
            <text:p>11:27:00.8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1H27M00.838S">
            <text:p>11:27:00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1H27M00.804S">
            <text:p>11:27:00.8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1H27M00.965S">
            <text:p>11:27:00.97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1H27M00.978S">
            <text:p>11:27:00.98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1H27M00.983S">
            <text:p>11:27:00.98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1H27M00.833S">
            <text:p>11:27:00.8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1H27M01.329S">
            <text:p>11:27:01.33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1H27M01.341S">
            <text:p>11:27:01.34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1H27M01.347S">
            <text:p>11:27:01.35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1H26M58.759S">
            <text:p>11:26:58.7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1H27M01.397S">
            <text:p>11:27:01.4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1H26M58.19S">
            <text:p>11:26:58.1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483">
            <text:p>348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1H26M59.2S">
            <text:p>11:26:59.20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83">
            <text:p>2483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1H26M59.205S">
            <text:p>11:26:59.21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80">
            <text:p>248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1H26M58.95S">
            <text:p>11:26:58.9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47">
            <text:p>274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1H26M58.23S">
            <text:p>11:26:58.2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80">
            <text:p>348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1H27M00.867S">
            <text:p>11:27:00.8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1H27M00.816S">
            <text:p>11:27:00.8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13">
            <text:p>91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1H26M52.55S">
            <text:p>11:26:52.5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185">
            <text:p>918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1H27M01.672S">
            <text:p>11:27:01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1H26M58.694S">
            <text:p>11:26:58.6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58">
            <text:p>305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1H27M00.762S">
            <text:p>11:27:00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1H26M59.612S">
            <text:p>11:26:59.6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1H26M58.642S">
            <text:p>11:26:58.6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138">
            <text:p>3138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1H27M01.408S">
            <text:p>11:27:01.4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1H26M59.969S">
            <text:p>11:26:59.9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1H27M01.782S">
            <text:p>11:27:01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1H27M01.753S">
            <text:p>11:27:01.7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449">
            <text:p>44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1H26M52.581S">
            <text:p>11:26:52.5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233">
            <text:p>923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1H26M59.61S">
            <text:p>11:26:59.6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77718">
            <text:p>77718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1H26M59.632S">
            <text:p>11:26:59.6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38907">
            <text:p>38907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1H27M01.93S">
            <text:p>11:27:01.9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1H27M01.943S">
            <text:p>11:27:01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1H26M59.913S">
            <text:p>11:26:59.9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37972">
            <text:p>37972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1H27M01.757S">
            <text:p>11:27:01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1H27M02.73S">
            <text:p>11:27:02.73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1H27M02.738S">
            <text:p>11:27:02.7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1H27M02.745S">
            <text:p>11:27:02.75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1H26M59.915S">
            <text:p>11:26:59.9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38937">
            <text:p>38937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1H27M00.36S">
            <text:p>11:27:00.3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33">
            <text:p>3033</text:p>
          </table:table-cell>
          <table:table-cell office:value-type="string">
            <text:p>Success</text:p>
          </table:table-cell>
          <table:table-cell office:value-type="float" office:value="34783">
            <text:p>34783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1H27M01.815S">
            <text:p>11:27:01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79">
            <text:p>1579</text:p>
          </table:table-cell>
          <table:table-cell office:value-type="string">
            <text:p>Success</text:p>
          </table:table-cell>
          <table:table-cell office:value-type="float" office:value="34926">
            <text:p>34926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1H27M00.844S">
            <text:p>11:27:00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34880">
            <text:p>34880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1H27M03.011S">
            <text:p>11:27:03.0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1H27M02.659S">
            <text:p>11:27:02.6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1H27M03.414S">
            <text:p>11:27:03.41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1H27M03.44S">
            <text:p>11:27:03.4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1H27M03.452S">
            <text:p>11:27:03.45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1H27M03.428S">
            <text:p>11:27:03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1H27M00.565S">
            <text:p>11:27:00.5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920">
            <text:p>2920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1H27M01.767S">
            <text:p>11:27:01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726">
            <text:p>1726</text:p>
          </table:table-cell>
          <table:table-cell office:value-type="string">
            <text:p>Success</text:p>
          </table:table-cell>
          <table:table-cell office:value-type="float" office:value="54268">
            <text:p>54268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1H27M03.471S">
            <text:p>11:27:03.47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1H27M03.496S">
            <text:p>11:27:03.50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1H27M03.517S">
            <text:p>11:27:03.5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1H26M59.574S">
            <text:p>11:26:59.5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987">
            <text:p>3987</text:p>
          </table:table-cell>
          <table:table-cell office:value-type="string">
            <text:p>Success</text:p>
          </table:table-cell>
          <table:table-cell office:value-type="float" office:value="39832">
            <text:p>39832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1H26M59.613S">
            <text:p>11:26:59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054">
            <text:p>4054</text:p>
          </table:table-cell>
          <table:table-cell office:value-type="string">
            <text:p>Success</text:p>
          </table:table-cell>
          <table:table-cell office:value-type="float" office:value="39830">
            <text:p>39830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1H27M00.843S">
            <text:p>11:27:00.8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63">
            <text:p>2963</text:p>
          </table:table-cell>
          <table:table-cell office:value-type="string">
            <text:p>Success</text:p>
          </table:table-cell>
          <table:table-cell office:value-type="float" office:value="32631">
            <text:p>3263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1H27M03.487S">
            <text:p>11:27:03.4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1H27M01.809S">
            <text:p>11:27:01.8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56">
            <text:p>225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1H27M04.056S">
            <text:p>11:27:04.06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1H27M01.696S">
            <text:p>11:27:01.7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386">
            <text:p>238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1H27M01.712S">
            <text:p>11:27:01.7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73">
            <text:p>2373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1H27M01.686S">
            <text:p>11:27:01.6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402">
            <text:p>2402</text:p>
          </table:table-cell>
          <table:table-cell office:value-type="string">
            <text:p>Success</text:p>
          </table:table-cell>
          <table:table-cell office:value-type="float" office:value="38709">
            <text:p>38709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1H27M04.083S">
            <text:p>11:27:04.0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1H27M04.093S">
            <text:p>11:27:04.09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1H27M04.09S">
            <text:p>11:27:04.0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1H27M04.3S">
            <text:p>11:27:04.30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1H27M04.311S">
            <text:p>11:27:04.31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1H27M04.315S">
            <text:p>11:27:04.32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1H27M04.087S">
            <text:p>11:27:04.0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1H27M04.33S">
            <text:p>11:27:04.33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1H27M04.34S">
            <text:p>11:27:04.34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1H27M04.344S">
            <text:p>11:27:04.34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1H27M04.085S">
            <text:p>11:27:04.0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1H27M01.686S">
            <text:p>11:27:01.6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892">
            <text:p>2892</text:p>
          </table:table-cell>
          <table:table-cell office:value-type="string">
            <text:p>Success</text:p>
          </table:table-cell>
          <table:table-cell office:value-type="float" office:value="38708">
            <text:p>38708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1H27M01.8S">
            <text:p>11:27:01.8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81">
            <text:p>2781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1H27M04.561S">
            <text:p>11:27:04.56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1H27M03.399S">
            <text:p>11:27:03.4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21">
            <text:p>1221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1H27M03.395S">
            <text:p>11:27:03.4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1H27M01.959S">
            <text:p>11:27:01.9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1H27M03.669S">
            <text:p>11:27:03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18432">
            <text:p>18432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1H27M03.561S">
            <text:p>11:27:03.5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1H26M59.937S">
            <text:p>11:26:59.9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698">
            <text:p>4698</text:p>
          </table:table-cell>
          <table:table-cell office:value-type="string">
            <text:p>Success</text:p>
          </table:table-cell>
          <table:table-cell office:value-type="float" office:value="38813">
            <text:p>38813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1H27M03.808S">
            <text:p>11:27:03.8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28">
            <text:p>828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1H27M01.737S">
            <text:p>11:27:01.7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1H27M04.619S">
            <text:p>11:27:04.62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1H27M04.652S">
            <text:p>11:27:04.65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1H27M04.634S">
            <text:p>11:27:04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1H27M04.63S">
            <text:p>11:27:04.6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1H27M03.395S">
            <text:p>11:27:03.4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1H27M04.632S">
            <text:p>11:27:04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1H27M00.767S">
            <text:p>11:27:00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932">
            <text:p>3932</text:p>
          </table:table-cell>
          <table:table-cell office:value-type="string">
            <text:p>Success</text:p>
          </table:table-cell>
          <table:table-cell office:value-type="float" office:value="38873">
            <text:p>38873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1H27M04.668S">
            <text:p>11:27:04.67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1H27M04.705S">
            <text:p>11:27:04.71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1H27M04.687S">
            <text:p>11:27:04.69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1H27M04.677S">
            <text:p>11:27:04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1H27M04.622S">
            <text:p>11:27:04.6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1H27M04.722S">
            <text:p>11:27:04.7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1H27M00.863S">
            <text:p>11:27:00.8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80">
            <text:p>3880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1H27M04.624S">
            <text:p>11:27:04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1H27M04.723S">
            <text:p>11:27:04.72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1H27M04.724S">
            <text:p>11:27:04.72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1H27M04.77S">
            <text:p>11:27:04.77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1H27M04.636S">
            <text:p>11:27:04.6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1H27M04.773S">
            <text:p>11:27:04.77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1H27M04.791S">
            <text:p>11:27:04.79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1H27M04.783S">
            <text:p>11:27:04.78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1H27M04.723S">
            <text:p>11:27:04.72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1H27M04.763S">
            <text:p>11:27:04.76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1H27M04.807S">
            <text:p>11:27:04.81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1H27M04.812S">
            <text:p>11:27:04.81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1H27M04.828S">
            <text:p>11:27:04.83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1H27M04.833S">
            <text:p>11:27:04.83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1H27M04.822S">
            <text:p>11:27:04.82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1H27M04.851S">
            <text:p>11:27:04.85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1H27M04.635S">
            <text:p>11:27:04.6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1H27M04.865S">
            <text:p>11:27:04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1H27M04.88S">
            <text:p>11:27:04.8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1H27M04.699S">
            <text:p>11:27:04.7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1H27M05.038S">
            <text:p>11:27:05.04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1H27M05.047S">
            <text:p>11:27:05.0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1H27M05.074S">
            <text:p>11:27:05.07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1H27M04.58S">
            <text:p>11:27:04.5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1H27M05.433S">
            <text:p>11:27:05.43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1H27M05.448S">
            <text:p>11:27:05.45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1H27M05.454S">
            <text:p>11:27:05.45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1H27M04.946S">
            <text:p>11:27:04.95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1H27M04.669S">
            <text:p>11:27:04.6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1H27M05.549S">
            <text:p>11:27:05.5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38687">
            <text:p>38687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1H27M01.737S">
            <text:p>11:27:01.7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038">
            <text:p>4038</text:p>
          </table:table-cell>
          <table:table-cell office:value-type="string">
            <text:p>Success</text:p>
          </table:table-cell>
          <table:table-cell office:value-type="float" office:value="32638">
            <text:p>32638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1H27M05.761S">
            <text:p>11:27:05.7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1H27M05.883S">
            <text:p>11:27:05.88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1H27M05.892S">
            <text:p>11:27:05.89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1H27M05.897S">
            <text:p>11:27:05.90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1H27M05.776S">
            <text:p>11:27:05.7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1H27M05.937S">
            <text:p>11:27:05.9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1H27M05.954S">
            <text:p>11:27:05.95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1H27M05.965S">
            <text:p>11:27:05.97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1H27M05.97S">
            <text:p>11:27:05.9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1H27M01.799S">
            <text:p>11:27:01.8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260">
            <text:p>4260</text:p>
          </table:table-cell>
          <table:table-cell office:value-type="string">
            <text:p>Success</text:p>
          </table:table-cell>
          <table:table-cell office:value-type="float" office:value="33663">
            <text:p>33663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1H27M06.061S">
            <text:p>11:27:06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1H27M01.788S">
            <text:p>11:27:01.7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379">
            <text:p>4379</text:p>
          </table:table-cell>
          <table:table-cell office:value-type="string">
            <text:p>Success</text:p>
          </table:table-cell>
          <table:table-cell office:value-type="float" office:value="33363">
            <text:p>33363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1H27M01.824S">
            <text:p>11:27:01.8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346">
            <text:p>4346</text:p>
          </table:table-cell>
          <table:table-cell office:value-type="string">
            <text:p>Success</text:p>
          </table:table-cell>
          <table:table-cell office:value-type="float" office:value="33617">
            <text:p>33617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1H27M04.066S">
            <text:p>11:27:04.0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09">
            <text:p>2109</text:p>
          </table:table-cell>
          <table:table-cell office:value-type="string">
            <text:p>Success</text:p>
          </table:table-cell>
          <table:table-cell office:value-type="float" office:value="29450">
            <text:p>2945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1H27M06.139S">
            <text:p>11:27:06.1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1H27M06.184S">
            <text:p>11:27:06.18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1H27M06.194S">
            <text:p>11:27:06.19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1H27M06.231S">
            <text:p>11:27:06.23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1H27M06.177S">
            <text:p>11:27:06.1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1H27M06.169S">
            <text:p>11:27:06.1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1H27M06.171S">
            <text:p>11:27:06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1H27M06.332S">
            <text:p>11:27:06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1H27M06.33S">
            <text:p>11:27:06.3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1H27M06.343S">
            <text:p>11:27:06.3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1H27M06.36S">
            <text:p>11:27:06.36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1H27M06.385S">
            <text:p>11:27:06.39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1H27M06.362S">
            <text:p>11:27:06.36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1H27M06.392S">
            <text:p>11:27:06.39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1H27M06.395S">
            <text:p>11:27:06.40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1H27M06.409S">
            <text:p>11:27:06.41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1H27M01.721S">
            <text:p>11:27:01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707">
            <text:p>4707</text:p>
          </table:table-cell>
          <table:table-cell office:value-type="string">
            <text:p>Success</text:p>
          </table:table-cell>
          <table:table-cell office:value-type="float" office:value="33265">
            <text:p>33265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1H27M05.563S">
            <text:p>11:27:05.5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5294">
            <text:p>25294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1H27M04.638S">
            <text:p>11:27:04.6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97">
            <text:p>1797</text:p>
          </table:table-cell>
          <table:table-cell office:value-type="string">
            <text:p>Success</text:p>
          </table:table-cell>
          <table:table-cell office:value-type="float" office:value="26371">
            <text:p>2637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1H27M04.583S">
            <text:p>11:27:04.5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55">
            <text:p>1855</text:p>
          </table:table-cell>
          <table:table-cell office:value-type="string">
            <text:p>Success</text:p>
          </table:table-cell>
          <table:table-cell office:value-type="float" office:value="27393">
            <text:p>27393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1H27M06.37S">
            <text:p>11:27:06.3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1H27M03.495S">
            <text:p>11:27:03.5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967">
            <text:p>2967</text:p>
          </table:table-cell>
          <table:table-cell office:value-type="string">
            <text:p>Success</text:p>
          </table:table-cell>
          <table:table-cell office:value-type="float" office:value="29406">
            <text:p>29406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1H27M04.748S">
            <text:p>11:27:04.7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718">
            <text:p>1718</text:p>
          </table:table-cell>
          <table:table-cell office:value-type="string">
            <text:p>Success</text:p>
          </table:table-cell>
          <table:table-cell office:value-type="float" office:value="25294">
            <text:p>25294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1H27M01.73S">
            <text:p>11:27:01.7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745">
            <text:p>4745</text:p>
          </table:table-cell>
          <table:table-cell office:value-type="string">
            <text:p>Success</text:p>
          </table:table-cell>
          <table:table-cell office:value-type="float" office:value="32385">
            <text:p>32385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1H27M06.461S">
            <text:p>11:27:06.4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1H27M06.5S">
            <text:p>11:27:06.5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825">
            <text:p>825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1H27M06.544S">
            <text:p>11:27:06.5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1H27M06.436S">
            <text:p>11:27:06.4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1H27M06.572S">
            <text:p>11:27:06.5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1H27M06.454S">
            <text:p>11:27:06.4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1H27M06.595S">
            <text:p>11:27:06.60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1H27M06.62S">
            <text:p>11:27:06.62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1H27M06.632S">
            <text:p>11:27:06.6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1H27M06.428S">
            <text:p>11:27:06.4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1H27M06.431S">
            <text:p>11:27:06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1H27M06.734S">
            <text:p>11:27:06.7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1H27M06.559S">
            <text:p>11:27:06.5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9883">
            <text:p>29883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1H27M06.608S">
            <text:p>11:27:06.6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1H27M06.477S">
            <text:p>11:27:06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1H27M06.466S">
            <text:p>11:27:06.4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1H27M06.438S">
            <text:p>11:27:06.4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1H27M06.767S">
            <text:p>11:27:06.77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1H27M06.791S">
            <text:p>11:27:06.79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1H27M06.751S">
            <text:p>11:27:06.7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1H27M06.779S">
            <text:p>11:27:06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1H27M06.806S">
            <text:p>11:27:06.81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1H27M06.777S">
            <text:p>11:27:06.7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1H27M06.816S">
            <text:p>11:27:06.82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1H27M06.819S">
            <text:p>11:27:06.82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1H27M06.778S">
            <text:p>11:27:06.7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1H27M06.835S">
            <text:p>11:27:06.84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1H27M06.848S">
            <text:p>11:27:06.85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1H27M06.775S">
            <text:p>11:27:06.7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1H27M06.851S">
            <text:p>11:27:06.85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1H27M06.866S">
            <text:p>11:27:06.87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1H27M06.878S">
            <text:p>11:27:06.88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1H27M06.866S">
            <text:p>11:27:06.87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1H27M06.854S">
            <text:p>11:27:06.85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1H27M06.886S">
            <text:p>11:27:06.8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1H27M06.888S">
            <text:p>11:27:06.89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1H27M06.898S">
            <text:p>11:27:06.90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1H27M06.769S">
            <text:p>11:27:06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38932">
            <text:p>38932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1H27M06.873S">
            <text:p>11:27:06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1H27M06.924S">
            <text:p>11:27:06.92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1H27M06.905S">
            <text:p>11:27:06.9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1H27M06.94S">
            <text:p>11:27:06.94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1H27M06.943S">
            <text:p>11:27:06.94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1H27M06.947S">
            <text:p>11:27:06.95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1H27M06.95S">
            <text:p>11:27:06.9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1H27M06.955S">
            <text:p>11:27:06.96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5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50:06.19</dc:date>
    <meta:generator>OpenOffice.org/3.2$Win32 OpenOffice.org_project/320m12$Build-9483</meta:generator>
    <meta:editing-duration>PT00H00M18S</meta:editing-duration>
    <meta:editing-cycles>1</meta:editing-cycles>
    <meta:document-statistic meta:table-count="1" meta:cell-count="13727" meta:object-count="0"/>
  </office:meta>
</office:document-meta>
</file>